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24.6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1.6pt"/>
    </style:style>
    <style:style style:name="co7" style:family="table-column">
      <style:table-column-properties fo:break-before="auto" style:column-width="27.01pt"/>
    </style:style>
    <style:style style:name="co8" style:family="table-column">
      <style:table-column-properties fo:break-before="auto" style:column-width="108.06pt"/>
    </style:style>
    <style:style style:name="co9" style:family="table-column">
      <style:table-column-properties fo:break-before="auto" style:column-width="117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f3333" fo:font-weight="bold" style:font-weight-asian="bold" style:font-weight-complex="bold"/>
    </style:style>
    <style:style style:name="ce7" style:family="table-cell" style:parent-style-name="Default" style:data-style-name="N1">
      <style:table-cell-properties fo:background-color="#666666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fo:background-color="#6666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6666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color="#666666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15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34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number-columns-repeated="2" table:default-cell-style-name="ce4"/>
        <table:table-column table:style-name="co5" table:default-cell-style-name="ce6"/>
        <table:table-column table:style-name="co6" table:default-cell-style-name="ce10"/>
        <table:table-column table:style-name="co5" table:default-cell-style-name="ce2"/>
        <table:table-column table:style-name="co7" table:number-columns-repeated="20" table:default-cell-style-name="ce4"/>
        <table:table-column table:style-name="co5" table:number-columns-repeated="995" table:default-cell-style-name="ce2"/>
        <table:table-row table:style-name="ro1">
          <table:table-cell table:style-name="ce1" office:value-type="string" calcext:value-type="string">
            <text:p>Discretion ADJ by number of units</text:p>
          </table:table-cell>
          <table:table-cell table:style-name="ce3"/>
          <table:table-cell table:style-name="ce5"/>
          <table:table-cell table:style-name="ce7"/>
          <table:table-cell table:style-name="ce3" office:value-type="string" calcext:value-type="string">
            <text:p>Detection ADJ by number of units</text:p>
          </table:table-cell>
          <table:table-cell table:style-name="ce3"/>
          <table:table-cell table:style-name="ce5"/>
          <table:table-cell table:style-name="ce9"/>
          <table:table-cell table:style-name="ce1" office:value-type="string" calcext:value-type="string">
            <text:p>identify moveLossFactor</text:p>
          </table:table-cell>
          <table:table-cell table:style-name="ce3" table:number-columns-repeated="3"/>
          <table:table-cell table:style-name="ce3" office:value-type="float" office:value="65" calcext:value-type="float">
            <text:p>6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style-name="ce1" table:number-columns-repeated="99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ber</text:p>
          </table:table-cell>
          <table:table-cell table:number-columns-repeated="7"/>
          <table:table-cell table:style-name="ce12" office:value-type="string" calcext:value-type="string">
            <text:p>group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QRT([.$A4]+[.B$2])*10-17" office:value-type="float" office:value="0.320508075688771" calcext:value-type="float">
            <text:p>0</text:p>
          </table:table-cell>
          <table:table-cell table:formula="of:=SQRT([.$A4]+[.C$2])*10-10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formula="of:=(SQRT([.$E4])-5)*[.G$2]" office:value-type="float" office:value="-32" calcext:value-type="float">
            <text:p>-32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formula="of:=[.$M$1]*([.$I4]+[.$N$1])/([.J$3]+[.$N$1])" office:value-type="float" office:value="65" calcext:value-type="float">
            <text:p>65</text:p>
          </table:table-cell>
          <table:table-cell table:formula="of:=[.$M$1]*([.$I4]+[.$N$1])/([.K$3]+[.$N$1])" office:value-type="float" office:value="54.1666666666667" calcext:value-type="float">
            <text:p>54</text:p>
          </table:table-cell>
          <table:table-cell table:formula="of:=[.$M$1]*([.$I4]+[.$N$1])/([.L$3]+[.$N$1])" office:value-type="float" office:value="46.4285714285714" calcext:value-type="float">
            <text:p>46</text:p>
          </table:table-cell>
          <table:table-cell table:formula="of:=[.$M$1]*([.$I4]+[.$N$1])/([.M$3]+[.$N$1])" office:value-type="float" office:value="40.625" calcext:value-type="float">
            <text:p>41</text:p>
          </table:table-cell>
          <table:table-cell table:formula="of:=[.$M$1]*([.$I4]+[.$N$1])/([.N$3]+[.$N$1])" office:value-type="float" office:value="36.1111111111111" calcext:value-type="float">
            <text:p>36</text:p>
          </table:table-cell>
          <table:table-cell table:formula="of:=[.$M$1]*([.$I4]+[.$N$1])/([.O$3]+[.$N$1])" office:value-type="float" office:value="32.5" calcext:value-type="float">
            <text:p>33</text:p>
          </table:table-cell>
          <table:table-cell table:formula="of:=[.$M$1]*([.$I4]+[.$N$1])/([.P$3]+[.$N$1])" office:value-type="float" office:value="29.5454545454545" calcext:value-type="float">
            <text:p>30</text:p>
          </table:table-cell>
          <table:table-cell table:formula="of:=[.$M$1]*([.$I4]+[.$N$1])/([.Q$3]+[.$N$1])" office:value-type="float" office:value="27.0833333333333" calcext:value-type="float">
            <text:p>27</text:p>
          </table:table-cell>
          <table:table-cell table:formula="of:=[.$M$1]*([.$I4]+[.$N$1])/([.R$3]+[.$N$1])" office:value-type="float" office:value="25" calcext:value-type="float">
            <text:p>25</text:p>
          </table:table-cell>
          <table:table-cell table:formula="of:=[.$M$1]*([.$I4]+[.$N$1])/([.S$3]+[.$N$1])" office:value-type="float" office:value="23.2142857142857" calcext:value-type="float">
            <text:p>23</text:p>
          </table:table-cell>
          <table:table-cell table:formula="of:=[.$M$1]*([.$I4]+[.$N$1])/([.T$3]+[.$N$1])" office:value-type="float" office:value="21.6666666666667" calcext:value-type="float">
            <text:p>22</text:p>
          </table:table-cell>
          <table:table-cell table:formula="of:=[.$M$1]*([.$I4]+[.$N$1])/([.U$3]+[.$N$1])" office:value-type="float" office:value="20.3125" calcext:value-type="float">
            <text:p>20</text:p>
          </table:table-cell>
          <table:table-cell table:formula="of:=[.$M$1]*([.$I4]+[.$N$1])/([.V$3]+[.$N$1])" office:value-type="float" office:value="19.1176470588235" calcext:value-type="float">
            <text:p>19</text:p>
          </table:table-cell>
          <table:table-cell table:formula="of:=[.$M$1]*([.$I4]+[.$N$1])/([.W$3]+[.$N$1])" office:value-type="float" office:value="18.0555555555556" calcext:value-type="float">
            <text:p>18</text:p>
          </table:table-cell>
          <table:table-cell table:formula="of:=[.$M$1]*([.$I4]+[.$N$1])/([.X$3]+[.$N$1])" office:value-type="float" office:value="17.1052631578947" calcext:value-type="float">
            <text:p>17</text:p>
          </table:table-cell>
          <table:table-cell table:formula="of:=[.$M$1]*([.$I4]+[.$N$1])/([.Y$3]+[.$N$1])" office:value-type="float" office:value="16.25" calcext:value-type="float">
            <text:p>16</text:p>
          </table:table-cell>
          <table:table-cell table:formula="of:=[.$M$1]*([.$I4]+[.$N$1])/([.Z$3]+[.$N$1])" office:value-type="float" office:value="15.4761904761905" calcext:value-type="float">
            <text:p>15</text:p>
          </table:table-cell>
          <table:table-cell table:formula="of:=[.$M$1]*([.$I4]+[.$N$1])/([.AA$3]+[.$N$1])" office:value-type="float" office:value="14.7727272727273" calcext:value-type="float">
            <text:p>15</text:p>
          </table:table-cell>
          <table:table-cell table:formula="of:=[.$M$1]*([.$I4]+[.$N$1])/([.AB$3]+[.$N$1])" office:value-type="float" office:value="14.1304347826087" calcext:value-type="float">
            <text:p>14</text:p>
          </table:table-cell>
          <table:table-cell table:formula="of:=[.$M$1]*([.$I4]+[.$N$1])/([.AC$3]+[.$N$1])" office:value-type="float" office:value="13.5416666666667" calcext:value-type="float">
            <text:p>14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QRT([.$A5]+2)*10-17" office:value-type="float" office:value="3" calcext:value-type="float">
            <text:p>3</text:p>
          </table:table-cell>
          <table:table-cell table:formula="of:=SQRT([.$A5]+[.C$2])*10-10" office:value-type="float" office:value="4.14213562373095" calcext:value-type="float">
            <text:p>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formula="of:=(SQRT([.$E5])-5)*[.G$2]" office:value-type="float" office:value="-28.6862915010152" calcext:value-type="float">
            <text:p>-29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formula="of:=[.$M$1]*([.$I5]+[.$N$1])/([.J$3]+[.$N$1])" office:value-type="float" office:value="78" calcext:value-type="float">
            <text:p>78</text:p>
          </table:table-cell>
          <table:table-cell table:formula="of:=[.$M$1]*([.$I5]+[.$N$1])/([.K$3]+[.$N$1])" office:value-type="float" office:value="65" calcext:value-type="float">
            <text:p>65</text:p>
          </table:table-cell>
          <table:table-cell table:formula="of:=[.$M$1]*([.$I5]+[.$N$1])/([.L$3]+[.$N$1])" office:value-type="float" office:value="55.7142857142857" calcext:value-type="float">
            <text:p>56</text:p>
          </table:table-cell>
          <table:table-cell table:formula="of:=[.$M$1]*([.$I5]+[.$N$1])/([.M$3]+[.$N$1])" office:value-type="float" office:value="48.75" calcext:value-type="float">
            <text:p>49</text:p>
          </table:table-cell>
          <table:table-cell table:formula="of:=[.$M$1]*([.$I5]+[.$N$1])/([.N$3]+[.$N$1])" office:value-type="float" office:value="43.3333333333333" calcext:value-type="float">
            <text:p>43</text:p>
          </table:table-cell>
          <table:table-cell table:formula="of:=[.$M$1]*([.$I5]+[.$N$1])/([.O$3]+[.$N$1])" office:value-type="float" office:value="39" calcext:value-type="float">
            <text:p>39</text:p>
          </table:table-cell>
          <table:table-cell table:formula="of:=[.$M$1]*([.$I5]+[.$N$1])/([.P$3]+[.$N$1])" office:value-type="float" office:value="35.4545454545455" calcext:value-type="float">
            <text:p>35</text:p>
          </table:table-cell>
          <table:table-cell table:formula="of:=[.$M$1]*([.$I5]+[.$N$1])/([.Q$3]+[.$N$1])" office:value-type="float" office:value="32.5" calcext:value-type="float">
            <text:p>33</text:p>
          </table:table-cell>
          <table:table-cell table:formula="of:=[.$M$1]*([.$I5]+[.$N$1])/([.R$3]+[.$N$1])" office:value-type="float" office:value="30" calcext:value-type="float">
            <text:p>30</text:p>
          </table:table-cell>
          <table:table-cell table:formula="of:=[.$M$1]*([.$I5]+[.$N$1])/([.S$3]+[.$N$1])" office:value-type="float" office:value="27.8571428571429" calcext:value-type="float">
            <text:p>28</text:p>
          </table:table-cell>
          <table:table-cell table:formula="of:=[.$M$1]*([.$I5]+[.$N$1])/([.T$3]+[.$N$1])" office:value-type="float" office:value="26" calcext:value-type="float">
            <text:p>26</text:p>
          </table:table-cell>
          <table:table-cell table:formula="of:=[.$M$1]*([.$I5]+[.$N$1])/([.U$3]+[.$N$1])" office:value-type="float" office:value="24.375" calcext:value-type="float">
            <text:p>24</text:p>
          </table:table-cell>
          <table:table-cell table:formula="of:=[.$M$1]*([.$I5]+[.$N$1])/([.V$3]+[.$N$1])" office:value-type="float" office:value="22.9411764705882" calcext:value-type="float">
            <text:p>23</text:p>
          </table:table-cell>
          <table:table-cell table:formula="of:=[.$M$1]*([.$I5]+[.$N$1])/([.W$3]+[.$N$1])" office:value-type="float" office:value="21.6666666666667" calcext:value-type="float">
            <text:p>22</text:p>
          </table:table-cell>
          <table:table-cell table:formula="of:=[.$M$1]*([.$I5]+[.$N$1])/([.X$3]+[.$N$1])" office:value-type="float" office:value="20.5263157894737" calcext:value-type="float">
            <text:p>21</text:p>
          </table:table-cell>
          <table:table-cell table:formula="of:=[.$M$1]*([.$I5]+[.$N$1])/([.Y$3]+[.$N$1])" office:value-type="float" office:value="19.5" calcext:value-type="float">
            <text:p>20</text:p>
          </table:table-cell>
          <table:table-cell table:formula="of:=[.$M$1]*([.$I5]+[.$N$1])/([.Z$3]+[.$N$1])" office:value-type="float" office:value="18.5714285714286" calcext:value-type="float">
            <text:p>19</text:p>
          </table:table-cell>
          <table:table-cell table:formula="of:=[.$M$1]*([.$I5]+[.$N$1])/([.AA$3]+[.$N$1])" office:value-type="float" office:value="17.7272727272727" calcext:value-type="float">
            <text:p>18</text:p>
          </table:table-cell>
          <table:table-cell table:formula="of:=[.$M$1]*([.$I5]+[.$N$1])/([.AB$3]+[.$N$1])" office:value-type="float" office:value="16.9565217391304" calcext:value-type="float">
            <text:p>17</text:p>
          </table:table-cell>
          <table:table-cell table:formula="of:=[.$M$1]*([.$I5]+[.$N$1])/([.AC$3]+[.$N$1])" office:value-type="float" office:value="16.25" calcext:value-type="float">
            <text:p>16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QRT([.$A6]+2)*10-17" office:value-type="float" office:value="5.3606797749979" calcext:value-type="float">
            <text:p>5</text:p>
          </table:table-cell>
          <table:table-cell table:formula="of:=SQRT([.$A6]+[.C$2])*10-10" office:value-type="float" office:value="7.32050807568877" calcext:value-type="float">
            <text:p>7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formula="of:=(SQRT([.$E6])-5)*[.G$2]" office:value-type="float" office:value="-26.143593539449" calcext:value-type="float">
            <text:p>-26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formula="of:=[.$M$1]*([.$I6]+[.$N$1])/([.J$3]+[.$N$1])" office:value-type="float" office:value="91" calcext:value-type="float">
            <text:p>91</text:p>
          </table:table-cell>
          <table:table-cell table:formula="of:=[.$M$1]*([.$I6]+[.$N$1])/([.K$3]+[.$N$1])" office:value-type="float" office:value="75.8333333333333" calcext:value-type="float">
            <text:p>76</text:p>
          </table:table-cell>
          <table:table-cell table:formula="of:=[.$M$1]*([.$I6]+[.$N$1])/([.L$3]+[.$N$1])" office:value-type="float" office:value="65" calcext:value-type="float">
            <text:p>65</text:p>
          </table:table-cell>
          <table:table-cell table:formula="of:=[.$M$1]*([.$I6]+[.$N$1])/([.M$3]+[.$N$1])" office:value-type="float" office:value="56.875" calcext:value-type="float">
            <text:p>57</text:p>
          </table:table-cell>
          <table:table-cell table:formula="of:=[.$M$1]*([.$I6]+[.$N$1])/([.N$3]+[.$N$1])" office:value-type="float" office:value="50.5555555555556" calcext:value-type="float">
            <text:p>51</text:p>
          </table:table-cell>
          <table:table-cell table:formula="of:=[.$M$1]*([.$I6]+[.$N$1])/([.O$3]+[.$N$1])" office:value-type="float" office:value="45.5" calcext:value-type="float">
            <text:p>46</text:p>
          </table:table-cell>
          <table:table-cell table:formula="of:=[.$M$1]*([.$I6]+[.$N$1])/([.P$3]+[.$N$1])" office:value-type="float" office:value="41.3636363636364" calcext:value-type="float">
            <text:p>41</text:p>
          </table:table-cell>
          <table:table-cell table:formula="of:=[.$M$1]*([.$I6]+[.$N$1])/([.Q$3]+[.$N$1])" office:value-type="float" office:value="37.9166666666667" calcext:value-type="float">
            <text:p>38</text:p>
          </table:table-cell>
          <table:table-cell table:formula="of:=[.$M$1]*([.$I6]+[.$N$1])/([.R$3]+[.$N$1])" office:value-type="float" office:value="35" calcext:value-type="float">
            <text:p>35</text:p>
          </table:table-cell>
          <table:table-cell table:formula="of:=[.$M$1]*([.$I6]+[.$N$1])/([.S$3]+[.$N$1])" office:value-type="float" office:value="32.5" calcext:value-type="float">
            <text:p>33</text:p>
          </table:table-cell>
          <table:table-cell table:formula="of:=[.$M$1]*([.$I6]+[.$N$1])/([.T$3]+[.$N$1])" office:value-type="float" office:value="30.3333333333333" calcext:value-type="float">
            <text:p>30</text:p>
          </table:table-cell>
          <table:table-cell table:formula="of:=[.$M$1]*([.$I6]+[.$N$1])/([.U$3]+[.$N$1])" office:value-type="float" office:value="28.4375" calcext:value-type="float">
            <text:p>28</text:p>
          </table:table-cell>
          <table:table-cell table:formula="of:=[.$M$1]*([.$I6]+[.$N$1])/([.V$3]+[.$N$1])" office:value-type="float" office:value="26.7647058823529" calcext:value-type="float">
            <text:p>27</text:p>
          </table:table-cell>
          <table:table-cell table:formula="of:=[.$M$1]*([.$I6]+[.$N$1])/([.W$3]+[.$N$1])" office:value-type="float" office:value="25.2777777777778" calcext:value-type="float">
            <text:p>25</text:p>
          </table:table-cell>
          <table:table-cell table:formula="of:=[.$M$1]*([.$I6]+[.$N$1])/([.X$3]+[.$N$1])" office:value-type="float" office:value="23.9473684210526" calcext:value-type="float">
            <text:p>24</text:p>
          </table:table-cell>
          <table:table-cell table:formula="of:=[.$M$1]*([.$I6]+[.$N$1])/([.Y$3]+[.$N$1])" office:value-type="float" office:value="22.75" calcext:value-type="float">
            <text:p>23</text:p>
          </table:table-cell>
          <table:table-cell table:formula="of:=[.$M$1]*([.$I6]+[.$N$1])/([.Z$3]+[.$N$1])" office:value-type="float" office:value="21.6666666666667" calcext:value-type="float">
            <text:p>22</text:p>
          </table:table-cell>
          <table:table-cell table:formula="of:=[.$M$1]*([.$I6]+[.$N$1])/([.AA$3]+[.$N$1])" office:value-type="float" office:value="20.6818181818182" calcext:value-type="float">
            <text:p>21</text:p>
          </table:table-cell>
          <table:table-cell table:formula="of:=[.$M$1]*([.$I6]+[.$N$1])/([.AB$3]+[.$N$1])" office:value-type="float" office:value="19.7826086956522" calcext:value-type="float">
            <text:p>20</text:p>
          </table:table-cell>
          <table:table-cell table:formula="of:=[.$M$1]*([.$I6]+[.$N$1])/([.AC$3]+[.$N$1])" office:value-type="float" office:value="18.9583333333333" calcext:value-type="float">
            <text:p>19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QRT([.$A7]+2)*10-17" office:value-type="float" office:value="7.49489742783178" calcext:value-type="float">
            <text:p>7</text:p>
          </table:table-cell>
          <table:table-cell table:formula="of:=SQRT([.$A7]+[.C$2])*10-10" office:value-type="float" office:value="10" calcext:value-type="float">
            <text:p>1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formula="of:=(SQRT([.$E7])-5)*[.G$2]" office:value-type="float" office:value="-24" calcext:value-type="float">
            <text:p>-24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formula="of:=[.$M$1]*([.$I7]+[.$N$1])/([.J$3]+[.$N$1])" office:value-type="float" office:value="104" calcext:value-type="float">
            <text:p>104</text:p>
          </table:table-cell>
          <table:table-cell table:formula="of:=[.$M$1]*([.$I7]+[.$N$1])/([.K$3]+[.$N$1])" office:value-type="float" office:value="86.6666666666667" calcext:value-type="float">
            <text:p>87</text:p>
          </table:table-cell>
          <table:table-cell table:formula="of:=[.$M$1]*([.$I7]+[.$N$1])/([.L$3]+[.$N$1])" office:value-type="float" office:value="74.2857142857143" calcext:value-type="float">
            <text:p>74</text:p>
          </table:table-cell>
          <table:table-cell table:formula="of:=[.$M$1]*([.$I7]+[.$N$1])/([.M$3]+[.$N$1])" office:value-type="float" office:value="65" calcext:value-type="float">
            <text:p>65</text:p>
          </table:table-cell>
          <table:table-cell table:formula="of:=[.$M$1]*([.$I7]+[.$N$1])/([.N$3]+[.$N$1])" office:value-type="float" office:value="57.7777777777778" calcext:value-type="float">
            <text:p>58</text:p>
          </table:table-cell>
          <table:table-cell table:formula="of:=[.$M$1]*([.$I7]+[.$N$1])/([.O$3]+[.$N$1])" office:value-type="float" office:value="52" calcext:value-type="float">
            <text:p>52</text:p>
          </table:table-cell>
          <table:table-cell table:formula="of:=[.$M$1]*([.$I7]+[.$N$1])/([.P$3]+[.$N$1])" office:value-type="float" office:value="47.2727272727273" calcext:value-type="float">
            <text:p>47</text:p>
          </table:table-cell>
          <table:table-cell table:formula="of:=[.$M$1]*([.$I7]+[.$N$1])/([.Q$3]+[.$N$1])" office:value-type="float" office:value="43.3333333333333" calcext:value-type="float">
            <text:p>43</text:p>
          </table:table-cell>
          <table:table-cell table:formula="of:=[.$M$1]*([.$I7]+[.$N$1])/([.R$3]+[.$N$1])" office:value-type="float" office:value="40" calcext:value-type="float">
            <text:p>40</text:p>
          </table:table-cell>
          <table:table-cell table:formula="of:=[.$M$1]*([.$I7]+[.$N$1])/([.S$3]+[.$N$1])" office:value-type="float" office:value="37.1428571428571" calcext:value-type="float">
            <text:p>37</text:p>
          </table:table-cell>
          <table:table-cell table:formula="of:=[.$M$1]*([.$I7]+[.$N$1])/([.T$3]+[.$N$1])" office:value-type="float" office:value="34.6666666666667" calcext:value-type="float">
            <text:p>35</text:p>
          </table:table-cell>
          <table:table-cell table:formula="of:=[.$M$1]*([.$I7]+[.$N$1])/([.U$3]+[.$N$1])" office:value-type="float" office:value="32.5" calcext:value-type="float">
            <text:p>33</text:p>
          </table:table-cell>
          <table:table-cell table:formula="of:=[.$M$1]*([.$I7]+[.$N$1])/([.V$3]+[.$N$1])" office:value-type="float" office:value="30.5882352941176" calcext:value-type="float">
            <text:p>31</text:p>
          </table:table-cell>
          <table:table-cell table:formula="of:=[.$M$1]*([.$I7]+[.$N$1])/([.W$3]+[.$N$1])" office:value-type="float" office:value="28.8888888888889" calcext:value-type="float">
            <text:p>29</text:p>
          </table:table-cell>
          <table:table-cell table:formula="of:=[.$M$1]*([.$I7]+[.$N$1])/([.X$3]+[.$N$1])" office:value-type="float" office:value="27.3684210526316" calcext:value-type="float">
            <text:p>27</text:p>
          </table:table-cell>
          <table:table-cell table:formula="of:=[.$M$1]*([.$I7]+[.$N$1])/([.Y$3]+[.$N$1])" office:value-type="float" office:value="26" calcext:value-type="float">
            <text:p>26</text:p>
          </table:table-cell>
          <table:table-cell table:formula="of:=[.$M$1]*([.$I7]+[.$N$1])/([.Z$3]+[.$N$1])" office:value-type="float" office:value="24.7619047619048" calcext:value-type="float">
            <text:p>25</text:p>
          </table:table-cell>
          <table:table-cell table:formula="of:=[.$M$1]*([.$I7]+[.$N$1])/([.AA$3]+[.$N$1])" office:value-type="float" office:value="23.6363636363636" calcext:value-type="float">
            <text:p>24</text:p>
          </table:table-cell>
          <table:table-cell table:formula="of:=[.$M$1]*([.$I7]+[.$N$1])/([.AB$3]+[.$N$1])" office:value-type="float" office:value="22.6086956521739" calcext:value-type="float">
            <text:p>23</text:p>
          </table:table-cell>
          <table:table-cell table:formula="of:=[.$M$1]*([.$I7]+[.$N$1])/([.AC$3]+[.$N$1])" office:value-type="float" office:value="21.6666666666667" calcext:value-type="float">
            <text:p>22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QRT([.$A8]+2)*10-17" office:value-type="float" office:value="9.45751311064591" calcext:value-type="float">
            <text:p>9</text:p>
          </table:table-cell>
          <table:table-cell table:formula="of:=SQRT([.$A8]+[.C$2])*10-10" office:value-type="float" office:value="12.3606797749979" calcext:value-type="float">
            <text:p>12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formula="of:=(SQRT([.$E8])-5)*[.G$2]" office:value-type="float" office:value="-20.4040820577346" calcext:value-type="float">
            <text:p>-20</text:p>
          </table:table-cell>
          <table:table-cell table:style-name="ce11"/>
          <table:table-cell table:style-name="ce12" office:value-type="float" office:value="5" calcext:value-type="float">
            <text:p>5</text:p>
          </table:table-cell>
          <table:table-cell table:formula="of:=[.$M$1]*([.$I8]+[.$N$1])/([.J$3]+[.$N$1])" office:value-type="float" office:value="117" calcext:value-type="float">
            <text:p>117</text:p>
          </table:table-cell>
          <table:table-cell table:formula="of:=[.$M$1]*([.$I8]+[.$N$1])/([.K$3]+[.$N$1])" office:value-type="float" office:value="97.5" calcext:value-type="float">
            <text:p>98</text:p>
          </table:table-cell>
          <table:table-cell table:formula="of:=[.$M$1]*([.$I8]+[.$N$1])/([.L$3]+[.$N$1])" office:value-type="float" office:value="83.5714285714286" calcext:value-type="float">
            <text:p>84</text:p>
          </table:table-cell>
          <table:table-cell table:formula="of:=[.$M$1]*([.$I8]+[.$N$1])/([.M$3]+[.$N$1])" office:value-type="float" office:value="73.125" calcext:value-type="float">
            <text:p>73</text:p>
          </table:table-cell>
          <table:table-cell table:formula="of:=[.$M$1]*([.$I8]+[.$N$1])/([.N$3]+[.$N$1])" office:value-type="float" office:value="65" calcext:value-type="float">
            <text:p>65</text:p>
          </table:table-cell>
          <table:table-cell table:formula="of:=[.$M$1]*([.$I8]+[.$N$1])/([.O$3]+[.$N$1])" office:value-type="float" office:value="58.5" calcext:value-type="float">
            <text:p>59</text:p>
          </table:table-cell>
          <table:table-cell table:formula="of:=[.$M$1]*([.$I8]+[.$N$1])/([.P$3]+[.$N$1])" office:value-type="float" office:value="53.1818181818182" calcext:value-type="float">
            <text:p>53</text:p>
          </table:table-cell>
          <table:table-cell table:formula="of:=[.$M$1]*([.$I8]+[.$N$1])/([.Q$3]+[.$N$1])" office:value-type="float" office:value="48.75" calcext:value-type="float">
            <text:p>49</text:p>
          </table:table-cell>
          <table:table-cell table:formula="of:=[.$M$1]*([.$I8]+[.$N$1])/([.R$3]+[.$N$1])" office:value-type="float" office:value="45" calcext:value-type="float">
            <text:p>45</text:p>
          </table:table-cell>
          <table:table-cell table:formula="of:=[.$M$1]*([.$I8]+[.$N$1])/([.S$3]+[.$N$1])" office:value-type="float" office:value="41.7857142857143" calcext:value-type="float">
            <text:p>42</text:p>
          </table:table-cell>
          <table:table-cell table:formula="of:=[.$M$1]*([.$I8]+[.$N$1])/([.T$3]+[.$N$1])" office:value-type="float" office:value="39" calcext:value-type="float">
            <text:p>39</text:p>
          </table:table-cell>
          <table:table-cell table:formula="of:=[.$M$1]*([.$I8]+[.$N$1])/([.U$3]+[.$N$1])" office:value-type="float" office:value="36.5625" calcext:value-type="float">
            <text:p>37</text:p>
          </table:table-cell>
          <table:table-cell table:formula="of:=[.$M$1]*([.$I8]+[.$N$1])/([.V$3]+[.$N$1])" office:value-type="float" office:value="34.4117647058824" calcext:value-type="float">
            <text:p>34</text:p>
          </table:table-cell>
          <table:table-cell table:formula="of:=[.$M$1]*([.$I8]+[.$N$1])/([.W$3]+[.$N$1])" office:value-type="float" office:value="32.5" calcext:value-type="float">
            <text:p>33</text:p>
          </table:table-cell>
          <table:table-cell table:formula="of:=[.$M$1]*([.$I8]+[.$N$1])/([.X$3]+[.$N$1])" office:value-type="float" office:value="30.7894736842105" calcext:value-type="float">
            <text:p>31</text:p>
          </table:table-cell>
          <table:table-cell table:formula="of:=[.$M$1]*([.$I8]+[.$N$1])/([.Y$3]+[.$N$1])" office:value-type="float" office:value="29.25" calcext:value-type="float">
            <text:p>29</text:p>
          </table:table-cell>
          <table:table-cell table:formula="of:=[.$M$1]*([.$I8]+[.$N$1])/([.Z$3]+[.$N$1])" office:value-type="float" office:value="27.8571428571429" calcext:value-type="float">
            <text:p>28</text:p>
          </table:table-cell>
          <table:table-cell table:formula="of:=[.$M$1]*([.$I8]+[.$N$1])/([.AA$3]+[.$N$1])" office:value-type="float" office:value="26.5909090909091" calcext:value-type="float">
            <text:p>27</text:p>
          </table:table-cell>
          <table:table-cell table:formula="of:=[.$M$1]*([.$I8]+[.$N$1])/([.AB$3]+[.$N$1])" office:value-type="float" office:value="25.4347826086957" calcext:value-type="float">
            <text:p>25</text:p>
          </table:table-cell>
          <table:table-cell table:formula="of:=[.$M$1]*([.$I8]+[.$N$1])/([.AC$3]+[.$N$1])" office:value-type="float" office:value="24.375" calcext:value-type="float">
            <text:p>24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QRT([.$A9]+2)*10-17" office:value-type="float" office:value="11.2842712474619" calcext:value-type="float">
            <text:p>11</text:p>
          </table:table-cell>
          <table:table-cell table:formula="of:=SQRT([.$A9]+[.C$2])*10-10" office:value-type="float" office:value="14.4948974278318" calcext:value-type="float">
            <text:p>14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formula="of:=(SQRT([.$E9])-5)*[.G$2]" office:value-type="float" office:value="-17.3725830020305" calcext:value-type="float">
            <text:p>-17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formula="of:=[.$M$1]*([.$I9]+[.$N$1])/([.J$3]+[.$N$1])" office:value-type="float" office:value="130" calcext:value-type="float">
            <text:p>130</text:p>
          </table:table-cell>
          <table:table-cell table:formula="of:=[.$M$1]*([.$I9]+[.$N$1])/([.K$3]+[.$N$1])" office:value-type="float" office:value="108.333333333333" calcext:value-type="float">
            <text:p>108</text:p>
          </table:table-cell>
          <table:table-cell table:formula="of:=[.$M$1]*([.$I9]+[.$N$1])/([.L$3]+[.$N$1])" office:value-type="float" office:value="92.8571428571429" calcext:value-type="float">
            <text:p>93</text:p>
          </table:table-cell>
          <table:table-cell table:formula="of:=[.$M$1]*([.$I9]+[.$N$1])/([.M$3]+[.$N$1])" office:value-type="float" office:value="81.25" calcext:value-type="float">
            <text:p>81</text:p>
          </table:table-cell>
          <table:table-cell table:formula="of:=[.$M$1]*([.$I9]+[.$N$1])/([.N$3]+[.$N$1])" office:value-type="float" office:value="72.2222222222222" calcext:value-type="float">
            <text:p>72</text:p>
          </table:table-cell>
          <table:table-cell table:formula="of:=[.$M$1]*([.$I9]+[.$N$1])/([.O$3]+[.$N$1])" office:value-type="float" office:value="65" calcext:value-type="float">
            <text:p>65</text:p>
          </table:table-cell>
          <table:table-cell table:formula="of:=[.$M$1]*([.$I9]+[.$N$1])/([.P$3]+[.$N$1])" office:value-type="float" office:value="59.0909090909091" calcext:value-type="float">
            <text:p>59</text:p>
          </table:table-cell>
          <table:table-cell table:formula="of:=[.$M$1]*([.$I9]+[.$N$1])/([.Q$3]+[.$N$1])" office:value-type="float" office:value="54.1666666666667" calcext:value-type="float">
            <text:p>54</text:p>
          </table:table-cell>
          <table:table-cell table:formula="of:=[.$M$1]*([.$I9]+[.$N$1])/([.R$3]+[.$N$1])" office:value-type="float" office:value="50" calcext:value-type="float">
            <text:p>50</text:p>
          </table:table-cell>
          <table:table-cell table:formula="of:=[.$M$1]*([.$I9]+[.$N$1])/([.S$3]+[.$N$1])" office:value-type="float" office:value="46.4285714285714" calcext:value-type="float">
            <text:p>46</text:p>
          </table:table-cell>
          <table:table-cell table:formula="of:=[.$M$1]*([.$I9]+[.$N$1])/([.T$3]+[.$N$1])" office:value-type="float" office:value="43.3333333333333" calcext:value-type="float">
            <text:p>43</text:p>
          </table:table-cell>
          <table:table-cell table:formula="of:=[.$M$1]*([.$I9]+[.$N$1])/([.U$3]+[.$N$1])" office:value-type="float" office:value="40.625" calcext:value-type="float">
            <text:p>41</text:p>
          </table:table-cell>
          <table:table-cell table:formula="of:=[.$M$1]*([.$I9]+[.$N$1])/([.V$3]+[.$N$1])" office:value-type="float" office:value="38.2352941176471" calcext:value-type="float">
            <text:p>38</text:p>
          </table:table-cell>
          <table:table-cell table:formula="of:=[.$M$1]*([.$I9]+[.$N$1])/([.W$3]+[.$N$1])" office:value-type="float" office:value="36.1111111111111" calcext:value-type="float">
            <text:p>36</text:p>
          </table:table-cell>
          <table:table-cell table:formula="of:=[.$M$1]*([.$I9]+[.$N$1])/([.X$3]+[.$N$1])" office:value-type="float" office:value="34.2105263157895" calcext:value-type="float">
            <text:p>34</text:p>
          </table:table-cell>
          <table:table-cell table:formula="of:=[.$M$1]*([.$I9]+[.$N$1])/([.Y$3]+[.$N$1])" office:value-type="float" office:value="32.5" calcext:value-type="float">
            <text:p>33</text:p>
          </table:table-cell>
          <table:table-cell table:formula="of:=[.$M$1]*([.$I9]+[.$N$1])/([.Z$3]+[.$N$1])" office:value-type="float" office:value="30.952380952381" calcext:value-type="float">
            <text:p>31</text:p>
          </table:table-cell>
          <table:table-cell table:formula="of:=[.$M$1]*([.$I9]+[.$N$1])/([.AA$3]+[.$N$1])" office:value-type="float" office:value="29.5454545454545" calcext:value-type="float">
            <text:p>30</text:p>
          </table:table-cell>
          <table:table-cell table:formula="of:=[.$M$1]*([.$I9]+[.$N$1])/([.AB$3]+[.$N$1])" office:value-type="float" office:value="28.2608695652174" calcext:value-type="float">
            <text:p>28</text:p>
          </table:table-cell>
          <table:table-cell table:formula="of:=[.$M$1]*([.$I9]+[.$N$1])/([.AC$3]+[.$N$1])" office:value-type="float" office:value="27.0833333333333" calcext:value-type="float">
            <text:p>27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QRT([.$A10]+2)*10-17" office:value-type="float" office:value="14.6227766016838" calcext:value-type="float">
            <text:p>15</text:p>
          </table:table-cell>
          <table:table-cell table:formula="of:=SQRT([.$A10]+[.C$2])*10-10" office:value-type="float" office:value="18.2842712474619" calcext:value-type="float">
            <text:p>18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/>
          <table:table-cell table:formula="of:=(SQRT([.$E10])-5)*[.G$2]" office:value-type="float" office:value="-12.287187078898" calcext:value-type="float">
            <text:p>-12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formula="of:=[.$M$1]*([.$I10]+[.$N$1])/([.J$3]+[.$N$1])" office:value-type="float" office:value="143" calcext:value-type="float">
            <text:p>143</text:p>
          </table:table-cell>
          <table:table-cell table:formula="of:=[.$M$1]*([.$I10]+[.$N$1])/([.K$3]+[.$N$1])" office:value-type="float" office:value="119.166666666667" calcext:value-type="float">
            <text:p>119</text:p>
          </table:table-cell>
          <table:table-cell table:formula="of:=[.$M$1]*([.$I10]+[.$N$1])/([.L$3]+[.$N$1])" office:value-type="float" office:value="102.142857142857" calcext:value-type="float">
            <text:p>102</text:p>
          </table:table-cell>
          <table:table-cell table:formula="of:=[.$M$1]*([.$I10]+[.$N$1])/([.M$3]+[.$N$1])" office:value-type="float" office:value="89.375" calcext:value-type="float">
            <text:p>89</text:p>
          </table:table-cell>
          <table:table-cell table:formula="of:=[.$M$1]*([.$I10]+[.$N$1])/([.N$3]+[.$N$1])" office:value-type="float" office:value="79.4444444444444" calcext:value-type="float">
            <text:p>79</text:p>
          </table:table-cell>
          <table:table-cell table:formula="of:=[.$M$1]*([.$I10]+[.$N$1])/([.O$3]+[.$N$1])" office:value-type="float" office:value="71.5" calcext:value-type="float">
            <text:p>72</text:p>
          </table:table-cell>
          <table:table-cell table:formula="of:=[.$M$1]*([.$I10]+[.$N$1])/([.P$3]+[.$N$1])" office:value-type="float" office:value="65" calcext:value-type="float">
            <text:p>65</text:p>
          </table:table-cell>
          <table:table-cell table:formula="of:=[.$M$1]*([.$I10]+[.$N$1])/([.Q$3]+[.$N$1])" office:value-type="float" office:value="59.5833333333333" calcext:value-type="float">
            <text:p>60</text:p>
          </table:table-cell>
          <table:table-cell table:formula="of:=[.$M$1]*([.$I10]+[.$N$1])/([.R$3]+[.$N$1])" office:value-type="float" office:value="55" calcext:value-type="float">
            <text:p>55</text:p>
          </table:table-cell>
          <table:table-cell table:formula="of:=[.$M$1]*([.$I10]+[.$N$1])/([.S$3]+[.$N$1])" office:value-type="float" office:value="51.0714285714286" calcext:value-type="float">
            <text:p>51</text:p>
          </table:table-cell>
          <table:table-cell table:formula="of:=[.$M$1]*([.$I10]+[.$N$1])/([.T$3]+[.$N$1])" office:value-type="float" office:value="47.6666666666667" calcext:value-type="float">
            <text:p>48</text:p>
          </table:table-cell>
          <table:table-cell table:formula="of:=[.$M$1]*([.$I10]+[.$N$1])/([.U$3]+[.$N$1])" office:value-type="float" office:value="44.6875" calcext:value-type="float">
            <text:p>45</text:p>
          </table:table-cell>
          <table:table-cell table:formula="of:=[.$M$1]*([.$I10]+[.$N$1])/([.V$3]+[.$N$1])" office:value-type="float" office:value="42.0588235294118" calcext:value-type="float">
            <text:p>42</text:p>
          </table:table-cell>
          <table:table-cell table:formula="of:=[.$M$1]*([.$I10]+[.$N$1])/([.W$3]+[.$N$1])" office:value-type="float" office:value="39.7222222222222" calcext:value-type="float">
            <text:p>40</text:p>
          </table:table-cell>
          <table:table-cell table:formula="of:=[.$M$1]*([.$I10]+[.$N$1])/([.X$3]+[.$N$1])" office:value-type="float" office:value="37.6315789473684" calcext:value-type="float">
            <text:p>38</text:p>
          </table:table-cell>
          <table:table-cell table:formula="of:=[.$M$1]*([.$I10]+[.$N$1])/([.Y$3]+[.$N$1])" office:value-type="float" office:value="35.75" calcext:value-type="float">
            <text:p>36</text:p>
          </table:table-cell>
          <table:table-cell table:formula="of:=[.$M$1]*([.$I10]+[.$N$1])/([.Z$3]+[.$N$1])" office:value-type="float" office:value="34.047619047619" calcext:value-type="float">
            <text:p>34</text:p>
          </table:table-cell>
          <table:table-cell table:formula="of:=[.$M$1]*([.$I10]+[.$N$1])/([.AA$3]+[.$N$1])" office:value-type="float" office:value="32.5" calcext:value-type="float">
            <text:p>33</text:p>
          </table:table-cell>
          <table:table-cell table:formula="of:=[.$M$1]*([.$I10]+[.$N$1])/([.AB$3]+[.$N$1])" office:value-type="float" office:value="31.0869565217391" calcext:value-type="float">
            <text:p>31</text:p>
          </table:table-cell>
          <table:table-cell table:formula="of:=[.$M$1]*([.$I10]+[.$N$1])/([.AC$3]+[.$N$1])" office:value-type="float" office:value="29.7916666666667" calcext:value-type="float">
            <text:p>30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QRT([.$A11]+2)*10-17" office:value-type="float" office:value="17.6410161513775" calcext:value-type="float">
            <text:p>18</text:p>
          </table:table-cell>
          <table:table-cell table:formula="of:=SQRT([.$A11]+[.C$2])*10-10" office:value-type="float" office:value="21.6227766016838" calcext:value-type="float">
            <text:p>22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/>
          <table:table-cell table:formula="of:=(SQRT([.$E11])-5)*[.G$2]" office:value-type="float" office:value="-6.05887450304572" calcext:value-type="float">
            <text:p>-6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formula="of:=[.$M$1]*([.$I11]+[.$N$1])/([.J$3]+[.$N$1])" office:value-type="float" office:value="156" calcext:value-type="float">
            <text:p>156</text:p>
          </table:table-cell>
          <table:table-cell table:formula="of:=[.$M$1]*([.$I11]+[.$N$1])/([.K$3]+[.$N$1])" office:value-type="float" office:value="130" calcext:value-type="float">
            <text:p>130</text:p>
          </table:table-cell>
          <table:table-cell table:formula="of:=[.$M$1]*([.$I11]+[.$N$1])/([.L$3]+[.$N$1])" office:value-type="float" office:value="111.428571428571" calcext:value-type="float">
            <text:p>111</text:p>
          </table:table-cell>
          <table:table-cell table:formula="of:=[.$M$1]*([.$I11]+[.$N$1])/([.M$3]+[.$N$1])" office:value-type="float" office:value="97.5" calcext:value-type="float">
            <text:p>98</text:p>
          </table:table-cell>
          <table:table-cell table:formula="of:=[.$M$1]*([.$I11]+[.$N$1])/([.N$3]+[.$N$1])" office:value-type="float" office:value="86.6666666666667" calcext:value-type="float">
            <text:p>87</text:p>
          </table:table-cell>
          <table:table-cell table:formula="of:=[.$M$1]*([.$I11]+[.$N$1])/([.O$3]+[.$N$1])" office:value-type="float" office:value="78" calcext:value-type="float">
            <text:p>78</text:p>
          </table:table-cell>
          <table:table-cell table:formula="of:=[.$M$1]*([.$I11]+[.$N$1])/([.P$3]+[.$N$1])" office:value-type="float" office:value="70.9090909090909" calcext:value-type="float">
            <text:p>71</text:p>
          </table:table-cell>
          <table:table-cell table:formula="of:=[.$M$1]*([.$I11]+[.$N$1])/([.Q$3]+[.$N$1])" office:value-type="float" office:value="65" calcext:value-type="float">
            <text:p>65</text:p>
          </table:table-cell>
          <table:table-cell table:formula="of:=[.$M$1]*([.$I11]+[.$N$1])/([.R$3]+[.$N$1])" office:value-type="float" office:value="60" calcext:value-type="float">
            <text:p>60</text:p>
          </table:table-cell>
          <table:table-cell table:formula="of:=[.$M$1]*([.$I11]+[.$N$1])/([.S$3]+[.$N$1])" office:value-type="float" office:value="55.7142857142857" calcext:value-type="float">
            <text:p>56</text:p>
          </table:table-cell>
          <table:table-cell table:formula="of:=[.$M$1]*([.$I11]+[.$N$1])/([.T$3]+[.$N$1])" office:value-type="float" office:value="52" calcext:value-type="float">
            <text:p>52</text:p>
          </table:table-cell>
          <table:table-cell table:formula="of:=[.$M$1]*([.$I11]+[.$N$1])/([.U$3]+[.$N$1])" office:value-type="float" office:value="48.75" calcext:value-type="float">
            <text:p>49</text:p>
          </table:table-cell>
          <table:table-cell table:formula="of:=[.$M$1]*([.$I11]+[.$N$1])/([.V$3]+[.$N$1])" office:value-type="float" office:value="45.8823529411765" calcext:value-type="float">
            <text:p>46</text:p>
          </table:table-cell>
          <table:table-cell table:formula="of:=[.$M$1]*([.$I11]+[.$N$1])/([.W$3]+[.$N$1])" office:value-type="float" office:value="43.3333333333333" calcext:value-type="float">
            <text:p>43</text:p>
          </table:table-cell>
          <table:table-cell table:formula="of:=[.$M$1]*([.$I11]+[.$N$1])/([.X$3]+[.$N$1])" office:value-type="float" office:value="41.0526315789474" calcext:value-type="float">
            <text:p>41</text:p>
          </table:table-cell>
          <table:table-cell table:formula="of:=[.$M$1]*([.$I11]+[.$N$1])/([.Y$3]+[.$N$1])" office:value-type="float" office:value="39" calcext:value-type="float">
            <text:p>39</text:p>
          </table:table-cell>
          <table:table-cell table:formula="of:=[.$M$1]*([.$I11]+[.$N$1])/([.Z$3]+[.$N$1])" office:value-type="float" office:value="37.1428571428571" calcext:value-type="float">
            <text:p>37</text:p>
          </table:table-cell>
          <table:table-cell table:formula="of:=[.$M$1]*([.$I11]+[.$N$1])/([.AA$3]+[.$N$1])" office:value-type="float" office:value="35.4545454545455" calcext:value-type="float">
            <text:p>35</text:p>
          </table:table-cell>
          <table:table-cell table:formula="of:=[.$M$1]*([.$I11]+[.$N$1])/([.AB$3]+[.$N$1])" office:value-type="float" office:value="33.9130434782609" calcext:value-type="float">
            <text:p>34</text:p>
          </table:table-cell>
          <table:table-cell table:formula="of:=[.$M$1]*([.$I11]+[.$N$1])/([.AC$3]+[.$N$1])" office:value-type="float" office:value="32.5" calcext:value-type="float">
            <text:p>33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QRT([.$A12]+2)*10-17" office:value-type="float" office:value="20.4165738677394" calcext:value-type="float">
            <text:p>20</text:p>
          </table:table-cell>
          <table:table-cell table:formula="of:=SQRT([.$A12]+[.C$2])*10-10" office:value-type="float" office:value="24.6410161513775" calcext:value-type="float">
            <text:p>25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(SQRT([.$E12])-5)*[.G$2]" office:value-type="float" office:value="-0.808164115469154" calcext:value-type="float">
            <text:p>-1</text:p>
          </table:table-cell>
          <table:table-cell/>
          <table:table-cell table:style-name="ce12" office:value-type="float" office:value="9" calcext:value-type="float">
            <text:p>9</text:p>
          </table:table-cell>
          <table:table-cell table:formula="of:=[.$M$1]*([.$I12]+[.$N$1])/([.J$3]+[.$N$1])" office:value-type="float" office:value="169" calcext:value-type="float">
            <text:p>169</text:p>
          </table:table-cell>
          <table:table-cell table:formula="of:=[.$M$1]*([.$I12]+[.$N$1])/([.K$3]+[.$N$1])" office:value-type="float" office:value="140.833333333333" calcext:value-type="float">
            <text:p>141</text:p>
          </table:table-cell>
          <table:table-cell table:formula="of:=[.$M$1]*([.$I12]+[.$N$1])/([.L$3]+[.$N$1])" office:value-type="float" office:value="120.714285714286" calcext:value-type="float">
            <text:p>121</text:p>
          </table:table-cell>
          <table:table-cell table:formula="of:=[.$M$1]*([.$I12]+[.$N$1])/([.M$3]+[.$N$1])" office:value-type="float" office:value="105.625" calcext:value-type="float">
            <text:p>106</text:p>
          </table:table-cell>
          <table:table-cell table:formula="of:=[.$M$1]*([.$I12]+[.$N$1])/([.N$3]+[.$N$1])" office:value-type="float" office:value="93.8888888888889" calcext:value-type="float">
            <text:p>94</text:p>
          </table:table-cell>
          <table:table-cell table:formula="of:=[.$M$1]*([.$I12]+[.$N$1])/([.O$3]+[.$N$1])" office:value-type="float" office:value="84.5" calcext:value-type="float">
            <text:p>85</text:p>
          </table:table-cell>
          <table:table-cell table:formula="of:=[.$M$1]*([.$I12]+[.$N$1])/([.P$3]+[.$N$1])" office:value-type="float" office:value="76.8181818181818" calcext:value-type="float">
            <text:p>77</text:p>
          </table:table-cell>
          <table:table-cell table:formula="of:=[.$M$1]*([.$I12]+[.$N$1])/([.Q$3]+[.$N$1])" office:value-type="float" office:value="70.4166666666667" calcext:value-type="float">
            <text:p>70</text:p>
          </table:table-cell>
          <table:table-cell table:formula="of:=[.$M$1]*([.$I12]+[.$N$1])/([.R$3]+[.$N$1])" office:value-type="float" office:value="65" calcext:value-type="float">
            <text:p>65</text:p>
          </table:table-cell>
          <table:table-cell table:formula="of:=[.$M$1]*([.$I12]+[.$N$1])/([.S$3]+[.$N$1])" office:value-type="float" office:value="60.3571428571429" calcext:value-type="float">
            <text:p>60</text:p>
          </table:table-cell>
          <table:table-cell table:formula="of:=[.$M$1]*([.$I12]+[.$N$1])/([.T$3]+[.$N$1])" office:value-type="float" office:value="56.3333333333333" calcext:value-type="float">
            <text:p>56</text:p>
          </table:table-cell>
          <table:table-cell table:formula="of:=[.$M$1]*([.$I12]+[.$N$1])/([.U$3]+[.$N$1])" office:value-type="float" office:value="52.8125" calcext:value-type="float">
            <text:p>53</text:p>
          </table:table-cell>
          <table:table-cell table:formula="of:=[.$M$1]*([.$I12]+[.$N$1])/([.V$3]+[.$N$1])" office:value-type="float" office:value="49.7058823529412" calcext:value-type="float">
            <text:p>50</text:p>
          </table:table-cell>
          <table:table-cell table:formula="of:=[.$M$1]*([.$I12]+[.$N$1])/([.W$3]+[.$N$1])" office:value-type="float" office:value="46.9444444444444" calcext:value-type="float">
            <text:p>47</text:p>
          </table:table-cell>
          <table:table-cell table:formula="of:=[.$M$1]*([.$I12]+[.$N$1])/([.X$3]+[.$N$1])" office:value-type="float" office:value="44.4736842105263" calcext:value-type="float">
            <text:p>44</text:p>
          </table:table-cell>
          <table:table-cell table:formula="of:=[.$M$1]*([.$I12]+[.$N$1])/([.Y$3]+[.$N$1])" office:value-type="float" office:value="42.25" calcext:value-type="float">
            <text:p>42</text:p>
          </table:table-cell>
          <table:table-cell table:formula="of:=[.$M$1]*([.$I12]+[.$N$1])/([.Z$3]+[.$N$1])" office:value-type="float" office:value="40.2380952380952" calcext:value-type="float">
            <text:p>40</text:p>
          </table:table-cell>
          <table:table-cell table:formula="of:=[.$M$1]*([.$I12]+[.$N$1])/([.AA$3]+[.$N$1])" office:value-type="float" office:value="38.4090909090909" calcext:value-type="float">
            <text:p>38</text:p>
          </table:table-cell>
          <table:table-cell table:formula="of:=[.$M$1]*([.$I12]+[.$N$1])/([.AB$3]+[.$N$1])" office:value-type="float" office:value="36.7391304347826" calcext:value-type="float">
            <text:p>37</text:p>
          </table:table-cell>
          <table:table-cell table:formula="of:=[.$M$1]*([.$I12]+[.$N$1])/([.AC$3]+[.$N$1])" office:value-type="float" office:value="35.2083333333333" calcext:value-type="float">
            <text:p>35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QRT([.$A13]+2)*10-17" office:value-type="float" office:value="24.2310562561766" calcext:value-type="float">
            <text:p>24</text:p>
          </table:table-cell>
          <table:table-cell table:formula="of:=SQRT([.$A13]+[.C$2])*10-10" office:value-type="float" office:value="28.7298334620742" calcext:value-type="float">
            <text:p>29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/>
          <table:table-cell table:formula="of:=(SQRT([.$E13])-5)*[.G$2]" office:value-type="float" office:value="7.32863826479693" calcext:value-type="float">
            <text:p>7</text:p>
          </table:table-cell>
          <table:table-cell/>
          <table:table-cell table:style-name="ce12" office:value-type="float" office:value="10" calcext:value-type="float">
            <text:p>10</text:p>
          </table:table-cell>
          <table:table-cell table:formula="of:=[.$M$1]*([.$I13]+[.$N$1])/([.J$3]+[.$N$1])" office:value-type="float" office:value="182" calcext:value-type="float">
            <text:p>182</text:p>
          </table:table-cell>
          <table:table-cell table:formula="of:=[.$M$1]*([.$I13]+[.$N$1])/([.K$3]+[.$N$1])" office:value-type="float" office:value="151.666666666667" calcext:value-type="float">
            <text:p>152</text:p>
          </table:table-cell>
          <table:table-cell table:formula="of:=[.$M$1]*([.$I13]+[.$N$1])/([.L$3]+[.$N$1])" office:value-type="float" office:value="130" calcext:value-type="float">
            <text:p>130</text:p>
          </table:table-cell>
          <table:table-cell table:formula="of:=[.$M$1]*([.$I13]+[.$N$1])/([.M$3]+[.$N$1])" office:value-type="float" office:value="113.75" calcext:value-type="float">
            <text:p>114</text:p>
          </table:table-cell>
          <table:table-cell table:formula="of:=[.$M$1]*([.$I13]+[.$N$1])/([.N$3]+[.$N$1])" office:value-type="float" office:value="101.111111111111" calcext:value-type="float">
            <text:p>101</text:p>
          </table:table-cell>
          <table:table-cell table:formula="of:=[.$M$1]*([.$I13]+[.$N$1])/([.O$3]+[.$N$1])" office:value-type="float" office:value="91" calcext:value-type="float">
            <text:p>91</text:p>
          </table:table-cell>
          <table:table-cell table:formula="of:=[.$M$1]*([.$I13]+[.$N$1])/([.P$3]+[.$N$1])" office:value-type="float" office:value="82.7272727272727" calcext:value-type="float">
            <text:p>83</text:p>
          </table:table-cell>
          <table:table-cell table:formula="of:=[.$M$1]*([.$I13]+[.$N$1])/([.Q$3]+[.$N$1])" office:value-type="float" office:value="75.8333333333333" calcext:value-type="float">
            <text:p>76</text:p>
          </table:table-cell>
          <table:table-cell table:formula="of:=[.$M$1]*([.$I13]+[.$N$1])/([.R$3]+[.$N$1])" office:value-type="float" office:value="70" calcext:value-type="float">
            <text:p>70</text:p>
          </table:table-cell>
          <table:table-cell table:formula="of:=[.$M$1]*([.$I13]+[.$N$1])/([.S$3]+[.$N$1])" office:value-type="float" office:value="65" calcext:value-type="float">
            <text:p>65</text:p>
          </table:table-cell>
          <table:table-cell table:formula="of:=[.$M$1]*([.$I13]+[.$N$1])/([.T$3]+[.$N$1])" office:value-type="float" office:value="60.6666666666667" calcext:value-type="float">
            <text:p>61</text:p>
          </table:table-cell>
          <table:table-cell table:formula="of:=[.$M$1]*([.$I13]+[.$N$1])/([.U$3]+[.$N$1])" office:value-type="float" office:value="56.875" calcext:value-type="float">
            <text:p>57</text:p>
          </table:table-cell>
          <table:table-cell table:formula="of:=[.$M$1]*([.$I13]+[.$N$1])/([.V$3]+[.$N$1])" office:value-type="float" office:value="53.5294117647059" calcext:value-type="float">
            <text:p>54</text:p>
          </table:table-cell>
          <table:table-cell table:formula="of:=[.$M$1]*([.$I13]+[.$N$1])/([.W$3]+[.$N$1])" office:value-type="float" office:value="50.5555555555556" calcext:value-type="float">
            <text:p>51</text:p>
          </table:table-cell>
          <table:table-cell table:formula="of:=[.$M$1]*([.$I13]+[.$N$1])/([.X$3]+[.$N$1])" office:value-type="float" office:value="47.8947368421053" calcext:value-type="float">
            <text:p>48</text:p>
          </table:table-cell>
          <table:table-cell table:formula="of:=[.$M$1]*([.$I13]+[.$N$1])/([.Y$3]+[.$N$1])" office:value-type="float" office:value="45.5" calcext:value-type="float">
            <text:p>46</text:p>
          </table:table-cell>
          <table:table-cell table:formula="of:=[.$M$1]*([.$I13]+[.$N$1])/([.Z$3]+[.$N$1])" office:value-type="float" office:value="43.3333333333333" calcext:value-type="float">
            <text:p>43</text:p>
          </table:table-cell>
          <table:table-cell table:formula="of:=[.$M$1]*([.$I13]+[.$N$1])/([.AA$3]+[.$N$1])" office:value-type="float" office:value="41.3636363636364" calcext:value-type="float">
            <text:p>41</text:p>
          </table:table-cell>
          <table:table-cell table:formula="of:=[.$M$1]*([.$I13]+[.$N$1])/([.AB$3]+[.$N$1])" office:value-type="float" office:value="39.5652173913043" calcext:value-type="float">
            <text:p>40</text:p>
          </table:table-cell>
          <table:table-cell table:formula="of:=[.$M$1]*([.$I13]+[.$N$1])/([.AC$3]+[.$N$1])" office:value-type="float" office:value="37.9166666666667" calcext:value-type="float">
            <text:p>38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QRT([.$A14]+2)*10-17" office:value-type="float" office:value="29.9041575982343" calcext:value-type="float">
            <text:p>30</text:p>
          </table:table-cell>
          <table:table-cell table:formula="of:=SQRT([.$A14]+[.C$2])*10-10" office:value-type="float" office:value="34.7213595499958" calcext:value-type="float">
            <text:p>35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/>
          <table:table-cell table:formula="of:=(SQRT([.$E14])-5)*[.G$2]" office:value-type="float" office:value="16.5685424949238" calcext:value-type="float">
            <text:p>17</text:p>
          </table:table-cell>
          <table:table-cell/>
          <table:table-cell table:style-name="ce12" office:value-type="float" office:value="11" calcext:value-type="float">
            <text:p>11</text:p>
          </table:table-cell>
          <table:table-cell table:formula="of:=[.$M$1]*([.$I14]+[.$N$1])/([.J$3]+[.$N$1])" office:value-type="float" office:value="195" calcext:value-type="float">
            <text:p>195</text:p>
          </table:table-cell>
          <table:table-cell table:formula="of:=[.$M$1]*([.$I14]+[.$N$1])/([.K$3]+[.$N$1])" office:value-type="float" office:value="162.5" calcext:value-type="float">
            <text:p>163</text:p>
          </table:table-cell>
          <table:table-cell table:formula="of:=[.$M$1]*([.$I14]+[.$N$1])/([.L$3]+[.$N$1])" office:value-type="float" office:value="139.285714285714" calcext:value-type="float">
            <text:p>139</text:p>
          </table:table-cell>
          <table:table-cell table:formula="of:=[.$M$1]*([.$I14]+[.$N$1])/([.M$3]+[.$N$1])" office:value-type="float" office:value="121.875" calcext:value-type="float">
            <text:p>122</text:p>
          </table:table-cell>
          <table:table-cell table:formula="of:=[.$M$1]*([.$I14]+[.$N$1])/([.N$3]+[.$N$1])" office:value-type="float" office:value="108.333333333333" calcext:value-type="float">
            <text:p>108</text:p>
          </table:table-cell>
          <table:table-cell table:formula="of:=[.$M$1]*([.$I14]+[.$N$1])/([.O$3]+[.$N$1])" office:value-type="float" office:value="97.5" calcext:value-type="float">
            <text:p>98</text:p>
          </table:table-cell>
          <table:table-cell table:formula="of:=[.$M$1]*([.$I14]+[.$N$1])/([.P$3]+[.$N$1])" office:value-type="float" office:value="88.6363636363636" calcext:value-type="float">
            <text:p>89</text:p>
          </table:table-cell>
          <table:table-cell table:formula="of:=[.$M$1]*([.$I14]+[.$N$1])/([.Q$3]+[.$N$1])" office:value-type="float" office:value="81.25" calcext:value-type="float">
            <text:p>81</text:p>
          </table:table-cell>
          <table:table-cell table:formula="of:=[.$M$1]*([.$I14]+[.$N$1])/([.R$3]+[.$N$1])" office:value-type="float" office:value="75" calcext:value-type="float">
            <text:p>75</text:p>
          </table:table-cell>
          <table:table-cell table:formula="of:=[.$M$1]*([.$I14]+[.$N$1])/([.S$3]+[.$N$1])" office:value-type="float" office:value="69.6428571428571" calcext:value-type="float">
            <text:p>70</text:p>
          </table:table-cell>
          <table:table-cell table:formula="of:=[.$M$1]*([.$I14]+[.$N$1])/([.T$3]+[.$N$1])" office:value-type="float" office:value="65" calcext:value-type="float">
            <text:p>65</text:p>
          </table:table-cell>
          <table:table-cell table:formula="of:=[.$M$1]*([.$I14]+[.$N$1])/([.U$3]+[.$N$1])" office:value-type="float" office:value="60.9375" calcext:value-type="float">
            <text:p>61</text:p>
          </table:table-cell>
          <table:table-cell table:formula="of:=[.$M$1]*([.$I14]+[.$N$1])/([.V$3]+[.$N$1])" office:value-type="float" office:value="57.3529411764706" calcext:value-type="float">
            <text:p>57</text:p>
          </table:table-cell>
          <table:table-cell table:formula="of:=[.$M$1]*([.$I14]+[.$N$1])/([.W$3]+[.$N$1])" office:value-type="float" office:value="54.1666666666667" calcext:value-type="float">
            <text:p>54</text:p>
          </table:table-cell>
          <table:table-cell table:formula="of:=[.$M$1]*([.$I14]+[.$N$1])/([.X$3]+[.$N$1])" office:value-type="float" office:value="51.3157894736842" calcext:value-type="float">
            <text:p>51</text:p>
          </table:table-cell>
          <table:table-cell table:formula="of:=[.$M$1]*([.$I14]+[.$N$1])/([.Y$3]+[.$N$1])" office:value-type="float" office:value="48.75" calcext:value-type="float">
            <text:p>49</text:p>
          </table:table-cell>
          <table:table-cell table:formula="of:=[.$M$1]*([.$I14]+[.$N$1])/([.Z$3]+[.$N$1])" office:value-type="float" office:value="46.4285714285714" calcext:value-type="float">
            <text:p>46</text:p>
          </table:table-cell>
          <table:table-cell table:formula="of:=[.$M$1]*([.$I14]+[.$N$1])/([.AA$3]+[.$N$1])" office:value-type="float" office:value="44.3181818181818" calcext:value-type="float">
            <text:p>44</text:p>
          </table:table-cell>
          <table:table-cell table:formula="of:=[.$M$1]*([.$I14]+[.$N$1])/([.AB$3]+[.$N$1])" office:value-type="float" office:value="42.3913043478261" calcext:value-type="float">
            <text:p>42</text:p>
          </table:table-cell>
          <table:table-cell table:formula="of:=[.$M$1]*([.$I14]+[.$N$1])/([.AC$3]+[.$N$1])" office:value-type="float" office:value="40.625" calcext:value-type="float">
            <text:p>41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QRT([.$A15]+2)*10-17" office:value-type="float" office:value="39.5685424949238" calcext:value-type="float">
            <text:p>40</text:p>
          </table:table-cell>
          <table:table-cell table:formula="of:=SQRT([.$A15]+[.C$2])*10-10" office:value-type="float" office:value="44.7722557505166" calcext:value-type="float">
            <text:p>45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/>
          <table:table-cell table:formula="of:=(SQRT([.$E15])-5)*[.G$2]" office:value-type="float" office:value="40" calcext:value-type="float">
            <text:p>40</text:p>
          </table:table-cell>
          <table:table-cell/>
          <table:table-cell table:style-name="ce12" office:value-type="float" office:value="12" calcext:value-type="float">
            <text:p>12</text:p>
          </table:table-cell>
          <table:table-cell table:formula="of:=[.$M$1]*([.$I15]+[.$N$1])/([.J$3]+[.$N$1])" office:value-type="float" office:value="208" calcext:value-type="float">
            <text:p>208</text:p>
          </table:table-cell>
          <table:table-cell table:formula="of:=[.$M$1]*([.$I15]+[.$N$1])/([.K$3]+[.$N$1])" office:value-type="float" office:value="173.333333333333" calcext:value-type="float">
            <text:p>173</text:p>
          </table:table-cell>
          <table:table-cell table:formula="of:=[.$M$1]*([.$I15]+[.$N$1])/([.L$3]+[.$N$1])" office:value-type="float" office:value="148.571428571429" calcext:value-type="float">
            <text:p>149</text:p>
          </table:table-cell>
          <table:table-cell table:formula="of:=[.$M$1]*([.$I15]+[.$N$1])/([.M$3]+[.$N$1])" office:value-type="float" office:value="130" calcext:value-type="float">
            <text:p>130</text:p>
          </table:table-cell>
          <table:table-cell table:formula="of:=[.$M$1]*([.$I15]+[.$N$1])/([.N$3]+[.$N$1])" office:value-type="float" office:value="115.555555555556" calcext:value-type="float">
            <text:p>116</text:p>
          </table:table-cell>
          <table:table-cell table:formula="of:=[.$M$1]*([.$I15]+[.$N$1])/([.O$3]+[.$N$1])" office:value-type="float" office:value="104" calcext:value-type="float">
            <text:p>104</text:p>
          </table:table-cell>
          <table:table-cell table:formula="of:=[.$M$1]*([.$I15]+[.$N$1])/([.P$3]+[.$N$1])" office:value-type="float" office:value="94.5454545454546" calcext:value-type="float">
            <text:p>95</text:p>
          </table:table-cell>
          <table:table-cell table:formula="of:=[.$M$1]*([.$I15]+[.$N$1])/([.Q$3]+[.$N$1])" office:value-type="float" office:value="86.6666666666667" calcext:value-type="float">
            <text:p>87</text:p>
          </table:table-cell>
          <table:table-cell table:formula="of:=[.$M$1]*([.$I15]+[.$N$1])/([.R$3]+[.$N$1])" office:value-type="float" office:value="80" calcext:value-type="float">
            <text:p>80</text:p>
          </table:table-cell>
          <table:table-cell table:formula="of:=[.$M$1]*([.$I15]+[.$N$1])/([.S$3]+[.$N$1])" office:value-type="float" office:value="74.2857142857143" calcext:value-type="float">
            <text:p>74</text:p>
          </table:table-cell>
          <table:table-cell table:formula="of:=[.$M$1]*([.$I15]+[.$N$1])/([.T$3]+[.$N$1])" office:value-type="float" office:value="69.3333333333333" calcext:value-type="float">
            <text:p>69</text:p>
          </table:table-cell>
          <table:table-cell table:formula="of:=[.$M$1]*([.$I15]+[.$N$1])/([.U$3]+[.$N$1])" office:value-type="float" office:value="65" calcext:value-type="float">
            <text:p>65</text:p>
          </table:table-cell>
          <table:table-cell table:formula="of:=[.$M$1]*([.$I15]+[.$N$1])/([.V$3]+[.$N$1])" office:value-type="float" office:value="61.1764705882353" calcext:value-type="float">
            <text:p>61</text:p>
          </table:table-cell>
          <table:table-cell table:formula="of:=[.$M$1]*([.$I15]+[.$N$1])/([.W$3]+[.$N$1])" office:value-type="float" office:value="57.7777777777778" calcext:value-type="float">
            <text:p>58</text:p>
          </table:table-cell>
          <table:table-cell table:formula="of:=[.$M$1]*([.$I15]+[.$N$1])/([.X$3]+[.$N$1])" office:value-type="float" office:value="54.7368421052632" calcext:value-type="float">
            <text:p>55</text:p>
          </table:table-cell>
          <table:table-cell table:formula="of:=[.$M$1]*([.$I15]+[.$N$1])/([.Y$3]+[.$N$1])" office:value-type="float" office:value="52" calcext:value-type="float">
            <text:p>52</text:p>
          </table:table-cell>
          <table:table-cell table:formula="of:=[.$M$1]*([.$I15]+[.$N$1])/([.Z$3]+[.$N$1])" office:value-type="float" office:value="49.5238095238095" calcext:value-type="float">
            <text:p>50</text:p>
          </table:table-cell>
          <table:table-cell table:formula="of:=[.$M$1]*([.$I15]+[.$N$1])/([.AA$3]+[.$N$1])" office:value-type="float" office:value="47.2727272727273" calcext:value-type="float">
            <text:p>47</text:p>
          </table:table-cell>
          <table:table-cell table:formula="of:=[.$M$1]*([.$I15]+[.$N$1])/([.AB$3]+[.$N$1])" office:value-type="float" office:value="45.2173913043478" calcext:value-type="float">
            <text:p>45</text:p>
          </table:table-cell>
          <table:table-cell table:formula="of:=[.$M$1]*([.$I15]+[.$N$1])/([.AC$3]+[.$N$1])" office:value-type="float" office:value="43.3333333333333" calcext:value-type="float">
            <text:p>43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QRT([.$A16]+2)*10-17" office:value-type="float" office:value="55.1110255092798" calcext:value-type="float">
            <text:p>55</text:p>
          </table:table-cell>
          <table:table-cell table:formula="of:=SQRT([.$A16]+[.C$2])*10-10" office:value-type="float" office:value="60.7106781186548" calcext:value-type="float">
            <text:p>61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/>
          <table:table-cell table:formula="of:=(SQRT([.$E16])-5)*[.G$2]" office:value-type="float" office:value="57.9795897113271" calcext:value-type="float">
            <text:p>58</text:p>
          </table:table-cell>
          <table:table-cell/>
          <table:table-cell table:style-name="ce12" office:value-type="float" office:value="13" calcext:value-type="float">
            <text:p>13</text:p>
          </table:table-cell>
          <table:table-cell table:formula="of:=[.$M$1]*([.$I16]+[.$N$1])/([.J$3]+[.$N$1])" office:value-type="float" office:value="221" calcext:value-type="float">
            <text:p>221</text:p>
          </table:table-cell>
          <table:table-cell table:formula="of:=[.$M$1]*([.$I16]+[.$N$1])/([.K$3]+[.$N$1])" office:value-type="float" office:value="184.166666666667" calcext:value-type="float">
            <text:p>184</text:p>
          </table:table-cell>
          <table:table-cell table:formula="of:=[.$M$1]*([.$I16]+[.$N$1])/([.L$3]+[.$N$1])" office:value-type="float" office:value="157.857142857143" calcext:value-type="float">
            <text:p>158</text:p>
          </table:table-cell>
          <table:table-cell table:formula="of:=[.$M$1]*([.$I16]+[.$N$1])/([.M$3]+[.$N$1])" office:value-type="float" office:value="138.125" calcext:value-type="float">
            <text:p>138</text:p>
          </table:table-cell>
          <table:table-cell table:formula="of:=[.$M$1]*([.$I16]+[.$N$1])/([.N$3]+[.$N$1])" office:value-type="float" office:value="122.777777777778" calcext:value-type="float">
            <text:p>123</text:p>
          </table:table-cell>
          <table:table-cell table:formula="of:=[.$M$1]*([.$I16]+[.$N$1])/([.O$3]+[.$N$1])" office:value-type="float" office:value="110.5" calcext:value-type="float">
            <text:p>111</text:p>
          </table:table-cell>
          <table:table-cell table:formula="of:=[.$M$1]*([.$I16]+[.$N$1])/([.P$3]+[.$N$1])" office:value-type="float" office:value="100.454545454545" calcext:value-type="float">
            <text:p>100</text:p>
          </table:table-cell>
          <table:table-cell table:formula="of:=[.$M$1]*([.$I16]+[.$N$1])/([.Q$3]+[.$N$1])" office:value-type="float" office:value="92.0833333333333" calcext:value-type="float">
            <text:p>92</text:p>
          </table:table-cell>
          <table:table-cell table:formula="of:=[.$M$1]*([.$I16]+[.$N$1])/([.R$3]+[.$N$1])" office:value-type="float" office:value="85" calcext:value-type="float">
            <text:p>85</text:p>
          </table:table-cell>
          <table:table-cell table:formula="of:=[.$M$1]*([.$I16]+[.$N$1])/([.S$3]+[.$N$1])" office:value-type="float" office:value="78.9285714285714" calcext:value-type="float">
            <text:p>79</text:p>
          </table:table-cell>
          <table:table-cell table:formula="of:=[.$M$1]*([.$I16]+[.$N$1])/([.T$3]+[.$N$1])" office:value-type="float" office:value="73.6666666666667" calcext:value-type="float">
            <text:p>74</text:p>
          </table:table-cell>
          <table:table-cell table:formula="of:=[.$M$1]*([.$I16]+[.$N$1])/([.U$3]+[.$N$1])" office:value-type="float" office:value="69.0625" calcext:value-type="float">
            <text:p>69</text:p>
          </table:table-cell>
          <table:table-cell table:formula="of:=[.$M$1]*([.$I16]+[.$N$1])/([.V$3]+[.$N$1])" office:value-type="float" office:value="65" calcext:value-type="float">
            <text:p>65</text:p>
          </table:table-cell>
          <table:table-cell table:formula="of:=[.$M$1]*([.$I16]+[.$N$1])/([.W$3]+[.$N$1])" office:value-type="float" office:value="61.3888888888889" calcext:value-type="float">
            <text:p>61</text:p>
          </table:table-cell>
          <table:table-cell table:formula="of:=[.$M$1]*([.$I16]+[.$N$1])/([.X$3]+[.$N$1])" office:value-type="float" office:value="58.1578947368421" calcext:value-type="float">
            <text:p>58</text:p>
          </table:table-cell>
          <table:table-cell table:formula="of:=[.$M$1]*([.$I16]+[.$N$1])/([.Y$3]+[.$N$1])" office:value-type="float" office:value="55.25" calcext:value-type="float">
            <text:p>55</text:p>
          </table:table-cell>
          <table:table-cell table:formula="of:=[.$M$1]*([.$I16]+[.$N$1])/([.Z$3]+[.$N$1])" office:value-type="float" office:value="52.6190476190476" calcext:value-type="float">
            <text:p>53</text:p>
          </table:table-cell>
          <table:table-cell table:formula="of:=[.$M$1]*([.$I16]+[.$N$1])/([.AA$3]+[.$N$1])" office:value-type="float" office:value="50.2272727272727" calcext:value-type="float">
            <text:p>50</text:p>
          </table:table-cell>
          <table:table-cell table:formula="of:=[.$M$1]*([.$I16]+[.$N$1])/([.AB$3]+[.$N$1])" office:value-type="float" office:value="48.0434782608696" calcext:value-type="float">
            <text:p>48</text:p>
          </table:table-cell>
          <table:table-cell table:formula="of:=[.$M$1]*([.$I16]+[.$N$1])/([.AC$3]+[.$N$1])" office:value-type="float" office:value="46.0416666666667" calcext:value-type="float">
            <text:p>46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QRT([.$A17]+2)*10-17" office:value-type="float" office:value="70.7496438739212" calcext:value-type="float">
            <text:p>71</text:p>
          </table:table-cell>
          <table:table-cell table:formula="of:=SQRT([.$A17]+[.C$2])*10-10" office:value-type="float" office:value="76.6025403784439" calcext:value-type="float">
            <text:p>77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/>
          <table:table-cell table:formula="of:=(SQRT([.$E17])-5)*[.G$2]" office:value-type="float" office:value="73.1370849898476" calcext:value-type="float">
            <text:p>73</text:p>
          </table:table-cell>
          <table:table-cell/>
          <table:table-cell table:style-name="ce12" office:value-type="float" office:value="14" calcext:value-type="float">
            <text:p>14</text:p>
          </table:table-cell>
          <table:table-cell table:formula="of:=[.$M$1]*([.$I17]+[.$N$1])/([.J$3]+[.$N$1])" office:value-type="float" office:value="234" calcext:value-type="float">
            <text:p>234</text:p>
          </table:table-cell>
          <table:table-cell table:formula="of:=[.$M$1]*([.$I17]+[.$N$1])/([.K$3]+[.$N$1])" office:value-type="float" office:value="195" calcext:value-type="float">
            <text:p>195</text:p>
          </table:table-cell>
          <table:table-cell table:formula="of:=[.$M$1]*([.$I17]+[.$N$1])/([.L$3]+[.$N$1])" office:value-type="float" office:value="167.142857142857" calcext:value-type="float">
            <text:p>167</text:p>
          </table:table-cell>
          <table:table-cell table:formula="of:=[.$M$1]*([.$I17]+[.$N$1])/([.M$3]+[.$N$1])" office:value-type="float" office:value="146.25" calcext:value-type="float">
            <text:p>146</text:p>
          </table:table-cell>
          <table:table-cell table:formula="of:=[.$M$1]*([.$I17]+[.$N$1])/([.N$3]+[.$N$1])" office:value-type="float" office:value="130" calcext:value-type="float">
            <text:p>130</text:p>
          </table:table-cell>
          <table:table-cell table:formula="of:=[.$M$1]*([.$I17]+[.$N$1])/([.O$3]+[.$N$1])" office:value-type="float" office:value="117" calcext:value-type="float">
            <text:p>117</text:p>
          </table:table-cell>
          <table:table-cell table:formula="of:=[.$M$1]*([.$I17]+[.$N$1])/([.P$3]+[.$N$1])" office:value-type="float" office:value="106.363636363636" calcext:value-type="float">
            <text:p>106</text:p>
          </table:table-cell>
          <table:table-cell table:formula="of:=[.$M$1]*([.$I17]+[.$N$1])/([.Q$3]+[.$N$1])" office:value-type="float" office:value="97.5" calcext:value-type="float">
            <text:p>98</text:p>
          </table:table-cell>
          <table:table-cell table:formula="of:=[.$M$1]*([.$I17]+[.$N$1])/([.R$3]+[.$N$1])" office:value-type="float" office:value="90" calcext:value-type="float">
            <text:p>90</text:p>
          </table:table-cell>
          <table:table-cell table:formula="of:=[.$M$1]*([.$I17]+[.$N$1])/([.S$3]+[.$N$1])" office:value-type="float" office:value="83.5714285714286" calcext:value-type="float">
            <text:p>84</text:p>
          </table:table-cell>
          <table:table-cell table:formula="of:=[.$M$1]*([.$I17]+[.$N$1])/([.T$3]+[.$N$1])" office:value-type="float" office:value="78" calcext:value-type="float">
            <text:p>78</text:p>
          </table:table-cell>
          <table:table-cell table:formula="of:=[.$M$1]*([.$I17]+[.$N$1])/([.U$3]+[.$N$1])" office:value-type="float" office:value="73.125" calcext:value-type="float">
            <text:p>73</text:p>
          </table:table-cell>
          <table:table-cell table:formula="of:=[.$M$1]*([.$I17]+[.$N$1])/([.V$3]+[.$N$1])" office:value-type="float" office:value="68.8235294117647" calcext:value-type="float">
            <text:p>69</text:p>
          </table:table-cell>
          <table:table-cell table:formula="of:=[.$M$1]*([.$I17]+[.$N$1])/([.W$3]+[.$N$1])" office:value-type="float" office:value="65" calcext:value-type="float">
            <text:p>65</text:p>
          </table:table-cell>
          <table:table-cell table:formula="of:=[.$M$1]*([.$I17]+[.$N$1])/([.X$3]+[.$N$1])" office:value-type="float" office:value="61.5789473684211" calcext:value-type="float">
            <text:p>62</text:p>
          </table:table-cell>
          <table:table-cell table:formula="of:=[.$M$1]*([.$I17]+[.$N$1])/([.Y$3]+[.$N$1])" office:value-type="float" office:value="58.5" calcext:value-type="float">
            <text:p>59</text:p>
          </table:table-cell>
          <table:table-cell table:formula="of:=[.$M$1]*([.$I17]+[.$N$1])/([.Z$3]+[.$N$1])" office:value-type="float" office:value="55.7142857142857" calcext:value-type="float">
            <text:p>56</text:p>
          </table:table-cell>
          <table:table-cell table:formula="of:=[.$M$1]*([.$I17]+[.$N$1])/([.AA$3]+[.$N$1])" office:value-type="float" office:value="53.1818181818182" calcext:value-type="float">
            <text:p>53</text:p>
          </table:table-cell>
          <table:table-cell table:formula="of:=[.$M$1]*([.$I17]+[.$N$1])/([.AB$3]+[.$N$1])" office:value-type="float" office:value="50.8695652173913" calcext:value-type="float">
            <text:p>51</text:p>
          </table:table-cell>
          <table:table-cell table:formula="of:=[.$M$1]*([.$I17]+[.$N$1])/([.AC$3]+[.$N$1])" office:value-type="float" office:value="48.75" calcext:value-type="float">
            <text:p>49</text:p>
          </table:table-cell>
          <table:table-cell table:number-columns-repeated="99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QRT([.$A18]+2)*10-17" office:value-type="float" office:value="83.9950493836208" calcext:value-type="float">
            <text:p>84</text:p>
          </table:table-cell>
          <table:table-cell table:formula="of:=SQRT([.$A18]+[.C$2])*10-10" office:value-type="float" office:value="90" calcext:value-type="float">
            <text:p>90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/>
          <table:table-cell table:formula="of:=(SQRT([.$E18])-5)*[.G$2]" office:value-type="float" office:value="98.5640646055102" calcext:value-type="float">
            <text:p>99</text:p>
          </table:table-cell>
          <table:table-cell/>
          <table:table-cell table:style-name="ce12" office:value-type="float" office:value="15" calcext:value-type="float">
            <text:p>15</text:p>
          </table:table-cell>
          <table:table-cell table:formula="of:=[.$M$1]*([.$I18]+[.$N$1])/([.J$3]+[.$N$1])" office:value-type="float" office:value="247" calcext:value-type="float">
            <text:p>247</text:p>
          </table:table-cell>
          <table:table-cell table:formula="of:=[.$M$1]*([.$I18]+[.$N$1])/([.K$3]+[.$N$1])" office:value-type="float" office:value="205.833333333333" calcext:value-type="float">
            <text:p>206</text:p>
          </table:table-cell>
          <table:table-cell table:formula="of:=[.$M$1]*([.$I18]+[.$N$1])/([.L$3]+[.$N$1])" office:value-type="float" office:value="176.428571428571" calcext:value-type="float">
            <text:p>176</text:p>
          </table:table-cell>
          <table:table-cell table:formula="of:=[.$M$1]*([.$I18]+[.$N$1])/([.M$3]+[.$N$1])" office:value-type="float" office:value="154.375" calcext:value-type="float">
            <text:p>154</text:p>
          </table:table-cell>
          <table:table-cell table:formula="of:=[.$M$1]*([.$I18]+[.$N$1])/([.N$3]+[.$N$1])" office:value-type="float" office:value="137.222222222222" calcext:value-type="float">
            <text:p>137</text:p>
          </table:table-cell>
          <table:table-cell table:formula="of:=[.$M$1]*([.$I18]+[.$N$1])/([.O$3]+[.$N$1])" office:value-type="float" office:value="123.5" calcext:value-type="float">
            <text:p>124</text:p>
          </table:table-cell>
          <table:table-cell table:formula="of:=[.$M$1]*([.$I18]+[.$N$1])/([.P$3]+[.$N$1])" office:value-type="float" office:value="112.272727272727" calcext:value-type="float">
            <text:p>112</text:p>
          </table:table-cell>
          <table:table-cell table:formula="of:=[.$M$1]*([.$I18]+[.$N$1])/([.Q$3]+[.$N$1])" office:value-type="float" office:value="102.916666666667" calcext:value-type="float">
            <text:p>103</text:p>
          </table:table-cell>
          <table:table-cell table:formula="of:=[.$M$1]*([.$I18]+[.$N$1])/([.R$3]+[.$N$1])" office:value-type="float" office:value="95" calcext:value-type="float">
            <text:p>95</text:p>
          </table:table-cell>
          <table:table-cell table:formula="of:=[.$M$1]*([.$I18]+[.$N$1])/([.S$3]+[.$N$1])" office:value-type="float" office:value="88.2142857142857" calcext:value-type="float">
            <text:p>88</text:p>
          </table:table-cell>
          <table:table-cell table:formula="of:=[.$M$1]*([.$I18]+[.$N$1])/([.T$3]+[.$N$1])" office:value-type="float" office:value="82.3333333333333" calcext:value-type="float">
            <text:p>82</text:p>
          </table:table-cell>
          <table:table-cell table:formula="of:=[.$M$1]*([.$I18]+[.$N$1])/([.U$3]+[.$N$1])" office:value-type="float" office:value="77.1875" calcext:value-type="float">
            <text:p>77</text:p>
          </table:table-cell>
          <table:table-cell table:formula="of:=[.$M$1]*([.$I18]+[.$N$1])/([.V$3]+[.$N$1])" office:value-type="float" office:value="72.6470588235294" calcext:value-type="float">
            <text:p>73</text:p>
          </table:table-cell>
          <table:table-cell table:formula="of:=[.$M$1]*([.$I18]+[.$N$1])/([.W$3]+[.$N$1])" office:value-type="float" office:value="68.6111111111111" calcext:value-type="float">
            <text:p>69</text:p>
          </table:table-cell>
          <table:table-cell table:formula="of:=[.$M$1]*([.$I18]+[.$N$1])/([.X$3]+[.$N$1])" office:value-type="float" office:value="65" calcext:value-type="float">
            <text:p>65</text:p>
          </table:table-cell>
          <table:table-cell table:formula="of:=[.$M$1]*([.$I18]+[.$N$1])/([.Y$3]+[.$N$1])" office:value-type="float" office:value="61.75" calcext:value-type="float">
            <text:p>62</text:p>
          </table:table-cell>
          <table:table-cell table:formula="of:=[.$M$1]*([.$I18]+[.$N$1])/([.Z$3]+[.$N$1])" office:value-type="float" office:value="58.8095238095238" calcext:value-type="float">
            <text:p>59</text:p>
          </table:table-cell>
          <table:table-cell table:formula="of:=[.$M$1]*([.$I18]+[.$N$1])/([.AA$3]+[.$N$1])" office:value-type="float" office:value="56.1363636363636" calcext:value-type="float">
            <text:p>56</text:p>
          </table:table-cell>
          <table:table-cell table:formula="of:=[.$M$1]*([.$I18]+[.$N$1])/([.AB$3]+[.$N$1])" office:value-type="float" office:value="53.695652173913" calcext:value-type="float">
            <text:p>54</text:p>
          </table:table-cell>
          <table:table-cell table:formula="of:=[.$M$1]*([.$I18]+[.$N$1])/([.AC$3]+[.$N$1])" office:value-type="float" office:value="51.4583333333333" calcext:value-type="float">
            <text:p>51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/>
          <table:table-cell table:formula="of:=(SQRT([.$E19])-5)*[.G$2]" office:value-type="float" office:value="138.885438199983" calcext:value-type="float">
            <text:p>139</text:p>
          </table:table-cell>
          <table:table-cell/>
          <table:table-cell table:style-name="ce12" office:value-type="float" office:value="16" calcext:value-type="float">
            <text:p>16</text:p>
          </table:table-cell>
          <table:table-cell table:formula="of:=[.$M$1]*([.$I19]+[.$N$1])/([.J$3]+[.$N$1])" office:value-type="float" office:value="260" calcext:value-type="float">
            <text:p>260</text:p>
          </table:table-cell>
          <table:table-cell table:formula="of:=[.$M$1]*([.$I19]+[.$N$1])/([.K$3]+[.$N$1])" office:value-type="float" office:value="216.666666666667" calcext:value-type="float">
            <text:p>217</text:p>
          </table:table-cell>
          <table:table-cell table:formula="of:=[.$M$1]*([.$I19]+[.$N$1])/([.L$3]+[.$N$1])" office:value-type="float" office:value="185.714285714286" calcext:value-type="float">
            <text:p>186</text:p>
          </table:table-cell>
          <table:table-cell table:formula="of:=[.$M$1]*([.$I19]+[.$N$1])/([.M$3]+[.$N$1])" office:value-type="float" office:value="162.5" calcext:value-type="float">
            <text:p>163</text:p>
          </table:table-cell>
          <table:table-cell table:formula="of:=[.$M$1]*([.$I19]+[.$N$1])/([.N$3]+[.$N$1])" office:value-type="float" office:value="144.444444444444" calcext:value-type="float">
            <text:p>144</text:p>
          </table:table-cell>
          <table:table-cell table:formula="of:=[.$M$1]*([.$I19]+[.$N$1])/([.O$3]+[.$N$1])" office:value-type="float" office:value="130" calcext:value-type="float">
            <text:p>130</text:p>
          </table:table-cell>
          <table:table-cell table:formula="of:=[.$M$1]*([.$I19]+[.$N$1])/([.P$3]+[.$N$1])" office:value-type="float" office:value="118.181818181818" calcext:value-type="float">
            <text:p>118</text:p>
          </table:table-cell>
          <table:table-cell table:formula="of:=[.$M$1]*([.$I19]+[.$N$1])/([.Q$3]+[.$N$1])" office:value-type="float" office:value="108.333333333333" calcext:value-type="float">
            <text:p>108</text:p>
          </table:table-cell>
          <table:table-cell table:formula="of:=[.$M$1]*([.$I19]+[.$N$1])/([.R$3]+[.$N$1])" office:value-type="float" office:value="100" calcext:value-type="float">
            <text:p>100</text:p>
          </table:table-cell>
          <table:table-cell table:formula="of:=[.$M$1]*([.$I19]+[.$N$1])/([.S$3]+[.$N$1])" office:value-type="float" office:value="92.8571428571429" calcext:value-type="float">
            <text:p>93</text:p>
          </table:table-cell>
          <table:table-cell table:formula="of:=[.$M$1]*([.$I19]+[.$N$1])/([.T$3]+[.$N$1])" office:value-type="float" office:value="86.6666666666667" calcext:value-type="float">
            <text:p>87</text:p>
          </table:table-cell>
          <table:table-cell table:formula="of:=[.$M$1]*([.$I19]+[.$N$1])/([.U$3]+[.$N$1])" office:value-type="float" office:value="81.25" calcext:value-type="float">
            <text:p>81</text:p>
          </table:table-cell>
          <table:table-cell table:formula="of:=[.$M$1]*([.$I19]+[.$N$1])/([.V$3]+[.$N$1])" office:value-type="float" office:value="76.4705882352941" calcext:value-type="float">
            <text:p>76</text:p>
          </table:table-cell>
          <table:table-cell table:formula="of:=[.$M$1]*([.$I19]+[.$N$1])/([.W$3]+[.$N$1])" office:value-type="float" office:value="72.2222222222222" calcext:value-type="float">
            <text:p>72</text:p>
          </table:table-cell>
          <table:table-cell table:formula="of:=[.$M$1]*([.$I19]+[.$N$1])/([.X$3]+[.$N$1])" office:value-type="float" office:value="68.421052631579" calcext:value-type="float">
            <text:p>68</text:p>
          </table:table-cell>
          <table:table-cell table:formula="of:=[.$M$1]*([.$I19]+[.$N$1])/([.Y$3]+[.$N$1])" office:value-type="float" office:value="65" calcext:value-type="float">
            <text:p>65</text:p>
          </table:table-cell>
          <table:table-cell table:formula="of:=[.$M$1]*([.$I19]+[.$N$1])/([.Z$3]+[.$N$1])" office:value-type="float" office:value="61.9047619047619" calcext:value-type="float">
            <text:p>62</text:p>
          </table:table-cell>
          <table:table-cell table:formula="of:=[.$M$1]*([.$I19]+[.$N$1])/([.AA$3]+[.$N$1])" office:value-type="float" office:value="59.0909090909091" calcext:value-type="float">
            <text:p>59</text:p>
          </table:table-cell>
          <table:table-cell table:formula="of:=[.$M$1]*([.$I19]+[.$N$1])/([.AB$3]+[.$N$1])" office:value-type="float" office:value="56.5217391304348" calcext:value-type="float">
            <text:p>57</text:p>
          </table:table-cell>
          <table:table-cell table:formula="of:=[.$M$1]*([.$I19]+[.$N$1])/([.AC$3]+[.$N$1])" office:value-type="float" office:value="54.1666666666667" calcext:value-type="float">
            <text:p>54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/>
          <table:table-cell table:formula="of:=(SQRT([.$E20])-5)*[.G$2]" office:value-type="float" office:value="212.98221281347" calcext:value-type="float">
            <text:p>213</text:p>
          </table:table-cell>
          <table:table-cell/>
          <table:table-cell table:style-name="ce12" office:value-type="float" office:value="17" calcext:value-type="float">
            <text:p>17</text:p>
          </table:table-cell>
          <table:table-cell table:formula="of:=[.$M$1]*([.$I20]+[.$N$1])/([.J$3]+[.$N$1])" office:value-type="float" office:value="273" calcext:value-type="float">
            <text:p>273</text:p>
          </table:table-cell>
          <table:table-cell table:formula="of:=[.$M$1]*([.$I20]+[.$N$1])/([.K$3]+[.$N$1])" office:value-type="float" office:value="227.5" calcext:value-type="float">
            <text:p>228</text:p>
          </table:table-cell>
          <table:table-cell table:formula="of:=[.$M$1]*([.$I20]+[.$N$1])/([.L$3]+[.$N$1])" office:value-type="float" office:value="195" calcext:value-type="float">
            <text:p>195</text:p>
          </table:table-cell>
          <table:table-cell table:formula="of:=[.$M$1]*([.$I20]+[.$N$1])/([.M$3]+[.$N$1])" office:value-type="float" office:value="170.625" calcext:value-type="float">
            <text:p>171</text:p>
          </table:table-cell>
          <table:table-cell table:formula="of:=[.$M$1]*([.$I20]+[.$N$1])/([.N$3]+[.$N$1])" office:value-type="float" office:value="151.666666666667" calcext:value-type="float">
            <text:p>152</text:p>
          </table:table-cell>
          <table:table-cell table:formula="of:=[.$M$1]*([.$I20]+[.$N$1])/([.O$3]+[.$N$1])" office:value-type="float" office:value="136.5" calcext:value-type="float">
            <text:p>137</text:p>
          </table:table-cell>
          <table:table-cell table:formula="of:=[.$M$1]*([.$I20]+[.$N$1])/([.P$3]+[.$N$1])" office:value-type="float" office:value="124.090909090909" calcext:value-type="float">
            <text:p>124</text:p>
          </table:table-cell>
          <table:table-cell table:formula="of:=[.$M$1]*([.$I20]+[.$N$1])/([.Q$3]+[.$N$1])" office:value-type="float" office:value="113.75" calcext:value-type="float">
            <text:p>114</text:p>
          </table:table-cell>
          <table:table-cell table:formula="of:=[.$M$1]*([.$I20]+[.$N$1])/([.R$3]+[.$N$1])" office:value-type="float" office:value="105" calcext:value-type="float">
            <text:p>105</text:p>
          </table:table-cell>
          <table:table-cell table:formula="of:=[.$M$1]*([.$I20]+[.$N$1])/([.S$3]+[.$N$1])" office:value-type="float" office:value="97.5" calcext:value-type="float">
            <text:p>98</text:p>
          </table:table-cell>
          <table:table-cell table:formula="of:=[.$M$1]*([.$I20]+[.$N$1])/([.T$3]+[.$N$1])" office:value-type="float" office:value="91" calcext:value-type="float">
            <text:p>91</text:p>
          </table:table-cell>
          <table:table-cell table:formula="of:=[.$M$1]*([.$I20]+[.$N$1])/([.U$3]+[.$N$1])" office:value-type="float" office:value="85.3125" calcext:value-type="float">
            <text:p>85</text:p>
          </table:table-cell>
          <table:table-cell table:formula="of:=[.$M$1]*([.$I20]+[.$N$1])/([.V$3]+[.$N$1])" office:value-type="float" office:value="80.2941176470588" calcext:value-type="float">
            <text:p>80</text:p>
          </table:table-cell>
          <table:table-cell table:formula="of:=[.$M$1]*([.$I20]+[.$N$1])/([.W$3]+[.$N$1])" office:value-type="float" office:value="75.8333333333333" calcext:value-type="float">
            <text:p>76</text:p>
          </table:table-cell>
          <table:table-cell table:formula="of:=[.$M$1]*([.$I20]+[.$N$1])/([.X$3]+[.$N$1])" office:value-type="float" office:value="71.8421052631579" calcext:value-type="float">
            <text:p>72</text:p>
          </table:table-cell>
          <table:table-cell table:formula="of:=[.$M$1]*([.$I20]+[.$N$1])/([.Y$3]+[.$N$1])" office:value-type="float" office:value="68.25" calcext:value-type="float">
            <text:p>68</text:p>
          </table:table-cell>
          <table:table-cell table:formula="of:=[.$M$1]*([.$I20]+[.$N$1])/([.Z$3]+[.$N$1])" office:value-type="float" office:value="65" calcext:value-type="float">
            <text:p>65</text:p>
          </table:table-cell>
          <table:table-cell table:formula="of:=[.$M$1]*([.$I20]+[.$N$1])/([.AA$3]+[.$N$1])" office:value-type="float" office:value="62.0454545454546" calcext:value-type="float">
            <text:p>62</text:p>
          </table:table-cell>
          <table:table-cell table:formula="of:=[.$M$1]*([.$I20]+[.$N$1])/([.AB$3]+[.$N$1])" office:value-type="float" office:value="59.3478260869565" calcext:value-type="float">
            <text:p>59</text:p>
          </table:table-cell>
          <table:table-cell table:formula="of:=[.$M$1]*([.$I20]+[.$N$1])/([.AC$3]+[.$N$1])" office:value-type="float" office:value="56.875" calcext:value-type="float">
            <text:p>57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8" calcext:value-type="float">
            <text:p>18</text:p>
          </table:table-cell>
          <table:table-cell table:formula="of:=[.$M$1]*([.$I21]+[.$N$1])/([.J$3]+[.$N$1])" office:value-type="float" office:value="286" calcext:value-type="float">
            <text:p>286</text:p>
          </table:table-cell>
          <table:table-cell table:formula="of:=[.$M$1]*([.$I21]+[.$N$1])/([.K$3]+[.$N$1])" office:value-type="float" office:value="238.333333333333" calcext:value-type="float">
            <text:p>238</text:p>
          </table:table-cell>
          <table:table-cell table:formula="of:=[.$M$1]*([.$I21]+[.$N$1])/([.L$3]+[.$N$1])" office:value-type="float" office:value="204.285714285714" calcext:value-type="float">
            <text:p>204</text:p>
          </table:table-cell>
          <table:table-cell table:formula="of:=[.$M$1]*([.$I21]+[.$N$1])/([.M$3]+[.$N$1])" office:value-type="float" office:value="178.75" calcext:value-type="float">
            <text:p>179</text:p>
          </table:table-cell>
          <table:table-cell table:formula="of:=[.$M$1]*([.$I21]+[.$N$1])/([.N$3]+[.$N$1])" office:value-type="float" office:value="158.888888888889" calcext:value-type="float">
            <text:p>159</text:p>
          </table:table-cell>
          <table:table-cell table:formula="of:=[.$M$1]*([.$I21]+[.$N$1])/([.O$3]+[.$N$1])" office:value-type="float" office:value="143" calcext:value-type="float">
            <text:p>143</text:p>
          </table:table-cell>
          <table:table-cell table:formula="of:=[.$M$1]*([.$I21]+[.$N$1])/([.P$3]+[.$N$1])" office:value-type="float" office:value="130" calcext:value-type="float">
            <text:p>130</text:p>
          </table:table-cell>
          <table:table-cell table:formula="of:=[.$M$1]*([.$I21]+[.$N$1])/([.Q$3]+[.$N$1])" office:value-type="float" office:value="119.166666666667" calcext:value-type="float">
            <text:p>119</text:p>
          </table:table-cell>
          <table:table-cell table:formula="of:=[.$M$1]*([.$I21]+[.$N$1])/([.R$3]+[.$N$1])" office:value-type="float" office:value="110" calcext:value-type="float">
            <text:p>110</text:p>
          </table:table-cell>
          <table:table-cell table:formula="of:=[.$M$1]*([.$I21]+[.$N$1])/([.S$3]+[.$N$1])" office:value-type="float" office:value="102.142857142857" calcext:value-type="float">
            <text:p>102</text:p>
          </table:table-cell>
          <table:table-cell table:formula="of:=[.$M$1]*([.$I21]+[.$N$1])/([.T$3]+[.$N$1])" office:value-type="float" office:value="95.3333333333333" calcext:value-type="float">
            <text:p>95</text:p>
          </table:table-cell>
          <table:table-cell table:formula="of:=[.$M$1]*([.$I21]+[.$N$1])/([.U$3]+[.$N$1])" office:value-type="float" office:value="89.375" calcext:value-type="float">
            <text:p>89</text:p>
          </table:table-cell>
          <table:table-cell table:formula="of:=[.$M$1]*([.$I21]+[.$N$1])/([.V$3]+[.$N$1])" office:value-type="float" office:value="84.1176470588235" calcext:value-type="float">
            <text:p>84</text:p>
          </table:table-cell>
          <table:table-cell table:formula="of:=[.$M$1]*([.$I21]+[.$N$1])/([.W$3]+[.$N$1])" office:value-type="float" office:value="79.4444444444444" calcext:value-type="float">
            <text:p>79</text:p>
          </table:table-cell>
          <table:table-cell table:formula="of:=[.$M$1]*([.$I21]+[.$N$1])/([.X$3]+[.$N$1])" office:value-type="float" office:value="75.2631578947368" calcext:value-type="float">
            <text:p>75</text:p>
          </table:table-cell>
          <table:table-cell table:formula="of:=[.$M$1]*([.$I21]+[.$N$1])/([.Y$3]+[.$N$1])" office:value-type="float" office:value="71.5" calcext:value-type="float">
            <text:p>72</text:p>
          </table:table-cell>
          <table:table-cell table:formula="of:=[.$M$1]*([.$I21]+[.$N$1])/([.Z$3]+[.$N$1])" office:value-type="float" office:value="68.0952380952381" calcext:value-type="float">
            <text:p>68</text:p>
          </table:table-cell>
          <table:table-cell table:formula="of:=[.$M$1]*([.$I21]+[.$N$1])/([.AA$3]+[.$N$1])" office:value-type="float" office:value="65" calcext:value-type="float">
            <text:p>65</text:p>
          </table:table-cell>
          <table:table-cell table:formula="of:=[.$M$1]*([.$I21]+[.$N$1])/([.AB$3]+[.$N$1])" office:value-type="float" office:value="62.1739130434783" calcext:value-type="float">
            <text:p>62</text:p>
          </table:table-cell>
          <table:table-cell table:formula="of:=[.$M$1]*([.$I21]+[.$N$1])/([.AC$3]+[.$N$1])" office:value-type="float" office:value="59.5833333333333" calcext:value-type="float">
            <text:p>6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9" calcext:value-type="float">
            <text:p>19</text:p>
          </table:table-cell>
          <table:table-cell table:formula="of:=[.$M$1]*([.$I22]+[.$N$1])/([.J$3]+[.$N$1])" office:value-type="float" office:value="299" calcext:value-type="float">
            <text:p>299</text:p>
          </table:table-cell>
          <table:table-cell table:formula="of:=[.$M$1]*([.$I22]+[.$N$1])/([.K$3]+[.$N$1])" office:value-type="float" office:value="249.166666666667" calcext:value-type="float">
            <text:p>249</text:p>
          </table:table-cell>
          <table:table-cell table:formula="of:=[.$M$1]*([.$I22]+[.$N$1])/([.L$3]+[.$N$1])" office:value-type="float" office:value="213.571428571429" calcext:value-type="float">
            <text:p>214</text:p>
          </table:table-cell>
          <table:table-cell table:formula="of:=[.$M$1]*([.$I22]+[.$N$1])/([.M$3]+[.$N$1])" office:value-type="float" office:value="186.875" calcext:value-type="float">
            <text:p>187</text:p>
          </table:table-cell>
          <table:table-cell table:formula="of:=[.$M$1]*([.$I22]+[.$N$1])/([.N$3]+[.$N$1])" office:value-type="float" office:value="166.111111111111" calcext:value-type="float">
            <text:p>166</text:p>
          </table:table-cell>
          <table:table-cell table:formula="of:=[.$M$1]*([.$I22]+[.$N$1])/([.O$3]+[.$N$1])" office:value-type="float" office:value="149.5" calcext:value-type="float">
            <text:p>150</text:p>
          </table:table-cell>
          <table:table-cell table:formula="of:=[.$M$1]*([.$I22]+[.$N$1])/([.P$3]+[.$N$1])" office:value-type="float" office:value="135.909090909091" calcext:value-type="float">
            <text:p>136</text:p>
          </table:table-cell>
          <table:table-cell table:formula="of:=[.$M$1]*([.$I22]+[.$N$1])/([.Q$3]+[.$N$1])" office:value-type="float" office:value="124.583333333333" calcext:value-type="float">
            <text:p>125</text:p>
          </table:table-cell>
          <table:table-cell table:formula="of:=[.$M$1]*([.$I22]+[.$N$1])/([.R$3]+[.$N$1])" office:value-type="float" office:value="115" calcext:value-type="float">
            <text:p>115</text:p>
          </table:table-cell>
          <table:table-cell table:formula="of:=[.$M$1]*([.$I22]+[.$N$1])/([.S$3]+[.$N$1])" office:value-type="float" office:value="106.785714285714" calcext:value-type="float">
            <text:p>107</text:p>
          </table:table-cell>
          <table:table-cell table:formula="of:=[.$M$1]*([.$I22]+[.$N$1])/([.T$3]+[.$N$1])" office:value-type="float" office:value="99.6666666666667" calcext:value-type="float">
            <text:p>100</text:p>
          </table:table-cell>
          <table:table-cell table:formula="of:=[.$M$1]*([.$I22]+[.$N$1])/([.U$3]+[.$N$1])" office:value-type="float" office:value="93.4375" calcext:value-type="float">
            <text:p>93</text:p>
          </table:table-cell>
          <table:table-cell table:formula="of:=[.$M$1]*([.$I22]+[.$N$1])/([.V$3]+[.$N$1])" office:value-type="float" office:value="87.9411764705882" calcext:value-type="float">
            <text:p>88</text:p>
          </table:table-cell>
          <table:table-cell table:formula="of:=[.$M$1]*([.$I22]+[.$N$1])/([.W$3]+[.$N$1])" office:value-type="float" office:value="83.0555555555556" calcext:value-type="float">
            <text:p>83</text:p>
          </table:table-cell>
          <table:table-cell table:formula="of:=[.$M$1]*([.$I22]+[.$N$1])/([.X$3]+[.$N$1])" office:value-type="float" office:value="78.6842105263158" calcext:value-type="float">
            <text:p>79</text:p>
          </table:table-cell>
          <table:table-cell table:formula="of:=[.$M$1]*([.$I22]+[.$N$1])/([.Y$3]+[.$N$1])" office:value-type="float" office:value="74.75" calcext:value-type="float">
            <text:p>75</text:p>
          </table:table-cell>
          <table:table-cell table:formula="of:=[.$M$1]*([.$I22]+[.$N$1])/([.Z$3]+[.$N$1])" office:value-type="float" office:value="71.1904761904762" calcext:value-type="float">
            <text:p>71</text:p>
          </table:table-cell>
          <table:table-cell table:formula="of:=[.$M$1]*([.$I22]+[.$N$1])/([.AA$3]+[.$N$1])" office:value-type="float" office:value="67.9545454545455" calcext:value-type="float">
            <text:p>68</text:p>
          </table:table-cell>
          <table:table-cell table:formula="of:=[.$M$1]*([.$I22]+[.$N$1])/([.AB$3]+[.$N$1])" office:value-type="float" office:value="65" calcext:value-type="float">
            <text:p>65</text:p>
          </table:table-cell>
          <table:table-cell table:formula="of:=[.$M$1]*([.$I22]+[.$N$1])/([.AC$3]+[.$N$1])" office:value-type="float" office:value="62.2916666666667" calcext:value-type="float">
            <text:p>62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20" calcext:value-type="float">
            <text:p>20</text:p>
          </table:table-cell>
          <table:table-cell table:formula="of:=[.$M$1]*([.$I23]+[.$N$1])/([.J$3]+[.$N$1])" office:value-type="float" office:value="312" calcext:value-type="float">
            <text:p>312</text:p>
          </table:table-cell>
          <table:table-cell table:formula="of:=[.$M$1]*([.$I23]+[.$N$1])/([.K$3]+[.$N$1])" office:value-type="float" office:value="260" calcext:value-type="float">
            <text:p>260</text:p>
          </table:table-cell>
          <table:table-cell table:formula="of:=[.$M$1]*([.$I23]+[.$N$1])/([.L$3]+[.$N$1])" office:value-type="float" office:value="222.857142857143" calcext:value-type="float">
            <text:p>223</text:p>
          </table:table-cell>
          <table:table-cell table:formula="of:=[.$M$1]*([.$I23]+[.$N$1])/([.M$3]+[.$N$1])" office:value-type="float" office:value="195" calcext:value-type="float">
            <text:p>195</text:p>
          </table:table-cell>
          <table:table-cell table:formula="of:=[.$M$1]*([.$I23]+[.$N$1])/([.N$3]+[.$N$1])" office:value-type="float" office:value="173.333333333333" calcext:value-type="float">
            <text:p>173</text:p>
          </table:table-cell>
          <table:table-cell table:formula="of:=[.$M$1]*([.$I23]+[.$N$1])/([.O$3]+[.$N$1])" office:value-type="float" office:value="156" calcext:value-type="float">
            <text:p>156</text:p>
          </table:table-cell>
          <table:table-cell table:formula="of:=[.$M$1]*([.$I23]+[.$N$1])/([.P$3]+[.$N$1])" office:value-type="float" office:value="141.818181818182" calcext:value-type="float">
            <text:p>142</text:p>
          </table:table-cell>
          <table:table-cell table:formula="of:=[.$M$1]*([.$I23]+[.$N$1])/([.Q$3]+[.$N$1])" office:value-type="float" office:value="130" calcext:value-type="float">
            <text:p>130</text:p>
          </table:table-cell>
          <table:table-cell table:formula="of:=[.$M$1]*([.$I23]+[.$N$1])/([.R$3]+[.$N$1])" office:value-type="float" office:value="120" calcext:value-type="float">
            <text:p>120</text:p>
          </table:table-cell>
          <table:table-cell table:formula="of:=[.$M$1]*([.$I23]+[.$N$1])/([.S$3]+[.$N$1])" office:value-type="float" office:value="111.428571428571" calcext:value-type="float">
            <text:p>111</text:p>
          </table:table-cell>
          <table:table-cell table:formula="of:=[.$M$1]*([.$I23]+[.$N$1])/([.T$3]+[.$N$1])" office:value-type="float" office:value="104" calcext:value-type="float">
            <text:p>104</text:p>
          </table:table-cell>
          <table:table-cell table:formula="of:=[.$M$1]*([.$I23]+[.$N$1])/([.U$3]+[.$N$1])" office:value-type="float" office:value="97.5" calcext:value-type="float">
            <text:p>98</text:p>
          </table:table-cell>
          <table:table-cell table:formula="of:=[.$M$1]*([.$I23]+[.$N$1])/([.V$3]+[.$N$1])" office:value-type="float" office:value="91.7647058823529" calcext:value-type="float">
            <text:p>92</text:p>
          </table:table-cell>
          <table:table-cell table:formula="of:=[.$M$1]*([.$I23]+[.$N$1])/([.W$3]+[.$N$1])" office:value-type="float" office:value="86.6666666666667" calcext:value-type="float">
            <text:p>87</text:p>
          </table:table-cell>
          <table:table-cell table:formula="of:=[.$M$1]*([.$I23]+[.$N$1])/([.X$3]+[.$N$1])" office:value-type="float" office:value="82.1052631578947" calcext:value-type="float">
            <text:p>82</text:p>
          </table:table-cell>
          <table:table-cell table:formula="of:=[.$M$1]*([.$I23]+[.$N$1])/([.Y$3]+[.$N$1])" office:value-type="float" office:value="78" calcext:value-type="float">
            <text:p>78</text:p>
          </table:table-cell>
          <table:table-cell table:formula="of:=[.$M$1]*([.$I23]+[.$N$1])/([.Z$3]+[.$N$1])" office:value-type="float" office:value="74.2857142857143" calcext:value-type="float">
            <text:p>74</text:p>
          </table:table-cell>
          <table:table-cell table:formula="of:=[.$M$1]*([.$I23]+[.$N$1])/([.AA$3]+[.$N$1])" office:value-type="float" office:value="70.9090909090909" calcext:value-type="float">
            <text:p>71</text:p>
          </table:table-cell>
          <table:table-cell table:formula="of:=[.$M$1]*([.$I23]+[.$N$1])/([.AB$3]+[.$N$1])" office:value-type="float" office:value="67.8260869565217" calcext:value-type="float">
            <text:p>68</text:p>
          </table:table-cell>
          <table:table-cell table:formula="of:=[.$M$1]*([.$I23]+[.$N$1])/([.AC$3]+[.$N$1])" office:value-type="float" office:value="65" calcext:value-type="float">
            <text:p>65</text:p>
          </table:table-cell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1" office:value-type="string" calcext:value-type="string">
            <text:p>carto moveLoss</text:p>
          </table:table-cell>
          <table:table-cell table:style-name="ce3" table:number-columns-repeated="3"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2" office:value-type="string" calcext:value-type="string">
            <text:p>detect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44" calcext:value-type="float">
            <text:p>144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([.$M$26]/([.J$28]+(SQRT([.J$28])*3))*300/[.$I29])" office:value-type="float" office:value="2250" calcext:value-type="float">
            <text:p>2250</text:p>
          </table:table-cell>
          <table:table-cell table:formula="of:=([.$M$26]/([.K$28]+(SQRT([.K$28])*3))*300/[.$I29])" office:value-type="float" office:value="1441.69758457668" calcext:value-type="float">
            <text:p>1442</text:p>
          </table:table-cell>
          <table:table-cell table:formula="of:=([.$M$26]/([.L$28]+(SQRT([.L$28])*3))*300/[.$I29])" office:value-type="float" office:value="1098.07621135332" calcext:value-type="float">
            <text:p>1098</text:p>
          </table:table-cell>
          <table:table-cell table:formula="of:=([.$M$26]/([.M$28]+(SQRT([.M$28])*3))*300/[.$I29])" office:value-type="float" office:value="900" calcext:value-type="float">
            <text:p>900</text:p>
          </table:table-cell>
          <table:table-cell table:formula="of:=([.$M$26]/([.N$28]+(SQRT([.N$28])*3))*300/[.$I29])" office:value-type="float" office:value="768.691769624716" calcext:value-type="float">
            <text:p>769</text:p>
          </table:table-cell>
          <table:table-cell table:formula="of:=([.$M$26]/([.O$28]+(SQRT([.O$28])*3))*300/[.$I29])" office:value-type="float" office:value="674.234614174767" calcext:value-type="float">
            <text:p>674</text:p>
          </table:table-cell>
          <table:table-cell table:formula="of:=([.$M$26]/([.P$28]+(SQRT([.P$28])*3))*300/[.$I29])" office:value-type="float" office:value="602.520385624568" calcext:value-type="float">
            <text:p>603</text:p>
          </table:table-cell>
          <table:table-cell table:formula="of:=([.$M$26]/([.Q$28]+(SQRT([.Q$28])*3))*300/[.$I29])" office:value-type="float" office:value="545.941546018392" calcext:value-type="float">
            <text:p>546</text:p>
          </table:table-cell>
          <table:table-cell table:formula="of:=([.$M$26]/([.R$28]+(SQRT([.R$28])*3))*300/[.$I29])" office:value-type="float" office:value="500" calcext:value-type="float">
            <text:p>500</text:p>
          </table:table-cell>
          <table:table-cell table:formula="of:=([.$M$26]/([.S$28]+(SQRT([.S$28])*3))*300/[.$I29])" office:value-type="float" office:value="461.850317545376" calcext:value-type="float">
            <text:p>462</text:p>
          </table:table-cell>
          <table:table-cell table:formula="of:=([.$M$26]/([.T$28]+(SQRT([.T$28])*3))*300/[.$I29])" office:value-type="float" office:value="429.596848200191" calcext:value-type="float">
            <text:p>430</text:p>
          </table:table-cell>
          <table:table-cell table:formula="of:=([.$M$26]/([.U$28]+(SQRT([.U$28])*3))*300/[.$I29])" office:value-type="float" office:value="401.923788646684" calcext:value-type="float">
            <text:p>402</text:p>
          </table:table-cell>
          <table:table-cell table:formula="of:=([.$M$26]/([.V$28]+(SQRT([.V$28])*3))*300/[.$I29])" office:value-type="float" office:value="356.789293672908" calcext:value-type="float">
            <text:p>357</text:p>
          </table:table-cell>
          <table:table-cell table:formula="of:=([.$M$26]/([.W$28]+(SQRT([.W$28])*3))*300/[.$I29])" office:value-type="float" office:value="321.428571428571" calcext:value-type="float">
            <text:p>321</text:p>
          </table:table-cell>
          <table:table-cell table:formula="of:=([.$M$26]/([.X$28]+(SQRT([.X$28])*3))*300/[.$I29])" office:value-type="float" office:value="292.893218813452" calcext:value-type="float">
            <text:p>293</text:p>
          </table:table-cell>
          <table:table-cell table:formula="of:=([.$M$26]/([.Y$28]+(SQRT([.Y$28])*3))*300/[.$I29])" office:value-type="float" office:value="269.328769159143" calcext:value-type="float">
            <text:p>269</text:p>
          </table:table-cell>
          <table:table-cell table:formula="of:=([.$M$26]/([.Z$28]+(SQRT([.Z$28])*3))*300/[.$I29])" office:value-type="float" office:value="232.576538582523" calcext:value-type="float">
            <text:p>233</text:p>
          </table:table-cell>
          <table:table-cell table:formula="of:=([.$M$26]/([.AA$28]+(SQRT([.AA$28])*3))*300/[.$I29])" office:value-type="float" office:value="166.666666666667" calcext:value-type="float">
            <text:p>167</text:p>
          </table:table-cell>
          <table:table-cell table:formula="of:=([.$M$26]/([.AB$28]+(SQRT([.AB$28])*3))*300/[.$I29])" office:value-type="float" office:value="92.3495156295323" calcext:value-type="float">
            <text:p>92</text:p>
          </table:table-cell>
          <table:table-cell table:formula="of:=([.$M$26]/([.AC$28]+(SQRT([.AC$28])*3))*300/[.$I29])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table:formula="of:=([.$M$26]/([.J$28]+(SQRT([.J$28])*3))*300/[.$I30])" office:value-type="float" office:value="1125" calcext:value-type="float">
            <text:p>1125</text:p>
          </table:table-cell>
          <table:table-cell table:formula="of:=([.$M$26]/([.K$28]+(SQRT([.K$28])*3))*300/[.$I30])" office:value-type="float" office:value="720.848792288342" calcext:value-type="float">
            <text:p>721</text:p>
          </table:table-cell>
          <table:table-cell table:formula="of:=([.$M$26]/([.L$28]+(SQRT([.L$28])*3))*300/[.$I30])" office:value-type="float" office:value="549.038105676658" calcext:value-type="float">
            <text:p>549</text:p>
          </table:table-cell>
          <table:table-cell table:formula="of:=([.$M$26]/([.M$28]+(SQRT([.M$28])*3))*300/[.$I30])" office:value-type="float" office:value="450" calcext:value-type="float">
            <text:p>450</text:p>
          </table:table-cell>
          <table:table-cell table:formula="of:=([.$M$26]/([.N$28]+(SQRT([.N$28])*3))*300/[.$I30])" office:value-type="float" office:value="384.345884812358" calcext:value-type="float">
            <text:p>384</text:p>
          </table:table-cell>
          <table:table-cell table:formula="of:=([.$M$26]/([.O$28]+(SQRT([.O$28])*3))*300/[.$I30])" office:value-type="float" office:value="337.117307087384" calcext:value-type="float">
            <text:p>337</text:p>
          </table:table-cell>
          <table:table-cell table:formula="of:=([.$M$26]/([.P$28]+(SQRT([.P$28])*3))*300/[.$I30])" office:value-type="float" office:value="301.260192812284" calcext:value-type="float">
            <text:p>301</text:p>
          </table:table-cell>
          <table:table-cell table:formula="of:=([.$M$26]/([.Q$28]+(SQRT([.Q$28])*3))*300/[.$I30])" office:value-type="float" office:value="272.970773009196" calcext:value-type="float">
            <text:p>273</text:p>
          </table:table-cell>
          <table:table-cell table:formula="of:=([.$M$26]/([.R$28]+(SQRT([.R$28])*3))*300/[.$I30])" office:value-type="float" office:value="250" calcext:value-type="float">
            <text:p>250</text:p>
          </table:table-cell>
          <table:table-cell table:formula="of:=([.$M$26]/([.S$28]+(SQRT([.S$28])*3))*300/[.$I30])" office:value-type="float" office:value="230.925158772688" calcext:value-type="float">
            <text:p>231</text:p>
          </table:table-cell>
          <table:table-cell table:formula="of:=([.$M$26]/([.T$28]+(SQRT([.T$28])*3))*300/[.$I30])" office:value-type="float" office:value="214.798424100096" calcext:value-type="float">
            <text:p>215</text:p>
          </table:table-cell>
          <table:table-cell table:formula="of:=([.$M$26]/([.U$28]+(SQRT([.U$28])*3))*300/[.$I30])" office:value-type="float" office:value="200.961894323342" calcext:value-type="float">
            <text:p>201</text:p>
          </table:table-cell>
          <table:table-cell table:formula="of:=([.$M$26]/([.V$28]+(SQRT([.V$28])*3))*300/[.$I30])" office:value-type="float" office:value="178.394646836454" calcext:value-type="float">
            <text:p>178</text:p>
          </table:table-cell>
          <table:table-cell table:formula="of:=([.$M$26]/([.W$28]+(SQRT([.W$28])*3))*300/[.$I30])" office:value-type="float" office:value="160.714285714286" calcext:value-type="float">
            <text:p>161</text:p>
          </table:table-cell>
          <table:table-cell table:formula="of:=([.$M$26]/([.X$28]+(SQRT([.X$28])*3))*300/[.$I30])" office:value-type="float" office:value="146.446609406726" calcext:value-type="float">
            <text:p>146</text:p>
          </table:table-cell>
          <table:table-cell table:formula="of:=([.$M$26]/([.Y$28]+(SQRT([.Y$28])*3))*300/[.$I30])" office:value-type="float" office:value="134.664384579571" calcext:value-type="float">
            <text:p>135</text:p>
          </table:table-cell>
          <table:table-cell table:formula="of:=([.$M$26]/([.Z$28]+(SQRT([.Z$28])*3))*300/[.$I30])" office:value-type="float" office:value="116.288269291262" calcext:value-type="float">
            <text:p>116</text:p>
          </table:table-cell>
          <table:table-cell table:formula="of:=([.$M$26]/([.AA$28]+(SQRT([.AA$28])*3))*300/[.$I30])" office:value-type="float" office:value="83.3333333333333" calcext:value-type="float">
            <text:p>83</text:p>
          </table:table-cell>
          <table:table-cell table:formula="of:=([.$M$26]/([.AB$28]+(SQRT([.AB$28])*3))*300/[.$I30])" office:value-type="float" office:value="46.1747578147662" calcext:value-type="float">
            <text:p>46</text:p>
          </table:table-cell>
          <table:table-cell table:formula="of:=([.$M$26]/([.AC$28]+(SQRT([.AC$28])*3))*300/[.$I30])" office:value-type="float" office:value="25" calcext:value-type="float">
            <text:p>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table:formula="of:=([.$M$26]/([.J$28]+(SQRT([.J$28])*3))*300/[.$I31])" office:value-type="float" office:value="750" calcext:value-type="float">
            <text:p>750</text:p>
          </table:table-cell>
          <table:table-cell table:formula="of:=([.$M$26]/([.K$28]+(SQRT([.K$28])*3))*300/[.$I31])" office:value-type="float" office:value="480.565861525561" calcext:value-type="float">
            <text:p>481</text:p>
          </table:table-cell>
          <table:table-cell table:formula="of:=([.$M$26]/([.L$28]+(SQRT([.L$28])*3))*300/[.$I31])" office:value-type="float" office:value="366.025403784439" calcext:value-type="float">
            <text:p>366</text:p>
          </table:table-cell>
          <table:table-cell table:formula="of:=([.$M$26]/([.M$28]+(SQRT([.M$28])*3))*300/[.$I31])" office:value-type="float" office:value="300" calcext:value-type="float">
            <text:p>300</text:p>
          </table:table-cell>
          <table:table-cell table:formula="of:=([.$M$26]/([.N$28]+(SQRT([.N$28])*3))*300/[.$I31])" office:value-type="float" office:value="256.230589874905" calcext:value-type="float">
            <text:p>256</text:p>
          </table:table-cell>
          <table:table-cell table:formula="of:=([.$M$26]/([.O$28]+(SQRT([.O$28])*3))*300/[.$I31])" office:value-type="float" office:value="224.744871391589" calcext:value-type="float">
            <text:p>225</text:p>
          </table:table-cell>
          <table:table-cell table:formula="of:=([.$M$26]/([.P$28]+(SQRT([.P$28])*3))*300/[.$I31])" office:value-type="float" office:value="200.840128541522" calcext:value-type="float">
            <text:p>201</text:p>
          </table:table-cell>
          <table:table-cell table:formula="of:=([.$M$26]/([.Q$28]+(SQRT([.Q$28])*3))*300/[.$I31])" office:value-type="float" office:value="181.980515339464" calcext:value-type="float">
            <text:p>182</text:p>
          </table:table-cell>
          <table:table-cell table:formula="of:=([.$M$26]/([.R$28]+(SQRT([.R$28])*3))*300/[.$I31])" office:value-type="float" office:value="166.666666666667" calcext:value-type="float">
            <text:p>167</text:p>
          </table:table-cell>
          <table:table-cell table:formula="of:=([.$M$26]/([.S$28]+(SQRT([.S$28])*3))*300/[.$I31])" office:value-type="float" office:value="153.950105848459" calcext:value-type="float">
            <text:p>154</text:p>
          </table:table-cell>
          <table:table-cell table:formula="of:=([.$M$26]/([.T$28]+(SQRT([.T$28])*3))*300/[.$I31])" office:value-type="float" office:value="143.198949400064" calcext:value-type="float">
            <text:p>143</text:p>
          </table:table-cell>
          <table:table-cell table:formula="of:=([.$M$26]/([.U$28]+(SQRT([.U$28])*3))*300/[.$I31])" office:value-type="float" office:value="133.974596215561" calcext:value-type="float">
            <text:p>134</text:p>
          </table:table-cell>
          <table:table-cell table:formula="of:=([.$M$26]/([.V$28]+(SQRT([.V$28])*3))*300/[.$I31])" office:value-type="float" office:value="118.929764557636" calcext:value-type="float">
            <text:p>119</text:p>
          </table:table-cell>
          <table:table-cell table:formula="of:=([.$M$26]/([.W$28]+(SQRT([.W$28])*3))*300/[.$I31])" office:value-type="float" office:value="107.142857142857" calcext:value-type="float">
            <text:p>107</text:p>
          </table:table-cell>
          <table:table-cell table:formula="of:=([.$M$26]/([.X$28]+(SQRT([.X$28])*3))*300/[.$I31])" office:value-type="float" office:value="97.6310729378175" calcext:value-type="float">
            <text:p>98</text:p>
          </table:table-cell>
          <table:table-cell table:formula="of:=([.$M$26]/([.Y$28]+(SQRT([.Y$28])*3))*300/[.$I31])" office:value-type="float" office:value="89.7762563863808" calcext:value-type="float">
            <text:p>90</text:p>
          </table:table-cell>
          <table:table-cell table:formula="of:=([.$M$26]/([.Z$28]+(SQRT([.Z$28])*3))*300/[.$I31])" office:value-type="float" office:value="77.5255128608411" calcext:value-type="float">
            <text:p>78</text:p>
          </table:table-cell>
          <table:table-cell table:formula="of:=([.$M$26]/([.AA$28]+(SQRT([.AA$28])*3))*300/[.$I31])" office:value-type="float" office:value="55.5555555555556" calcext:value-type="float">
            <text:p>56</text:p>
          </table:table-cell>
          <table:table-cell table:formula="of:=([.$M$26]/([.AB$28]+(SQRT([.AB$28])*3))*300/[.$I31])" office:value-type="float" office:value="30.7831718765108" calcext:value-type="float">
            <text:p>31</text:p>
          </table:table-cell>
          <table:table-cell table:formula="of:=([.$M$26]/([.AC$28]+(SQRT([.AC$28])*3))*300/[.$I31])" office:value-type="float" office:value="16.6666666666667" calcext:value-type="float">
            <text:p>17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formula="of:=([.$M$26]/([.J$28]+(SQRT([.J$28])*3))*300/[.$I32])" office:value-type="float" office:value="562.5" calcext:value-type="float">
            <text:p>563</text:p>
          </table:table-cell>
          <table:table-cell table:formula="of:=([.$M$26]/([.K$28]+(SQRT([.K$28])*3))*300/[.$I32])" office:value-type="float" office:value="360.424396144171" calcext:value-type="float">
            <text:p>360</text:p>
          </table:table-cell>
          <table:table-cell table:formula="of:=([.$M$26]/([.L$28]+(SQRT([.L$28])*3))*300/[.$I32])" office:value-type="float" office:value="274.519052838329" calcext:value-type="float">
            <text:p>275</text:p>
          </table:table-cell>
          <table:table-cell table:formula="of:=([.$M$26]/([.M$28]+(SQRT([.M$28])*3))*300/[.$I32])" office:value-type="float" office:value="225" calcext:value-type="float">
            <text:p>225</text:p>
          </table:table-cell>
          <table:table-cell table:formula="of:=([.$M$26]/([.N$28]+(SQRT([.N$28])*3))*300/[.$I32])" office:value-type="float" office:value="192.172942406179" calcext:value-type="float">
            <text:p>192</text:p>
          </table:table-cell>
          <table:table-cell table:formula="of:=([.$M$26]/([.O$28]+(SQRT([.O$28])*3))*300/[.$I32])" office:value-type="float" office:value="168.558653543692" calcext:value-type="float">
            <text:p>169</text:p>
          </table:table-cell>
          <table:table-cell table:formula="of:=([.$M$26]/([.P$28]+(SQRT([.P$28])*3))*300/[.$I32])" office:value-type="float" office:value="150.630096406142" calcext:value-type="float">
            <text:p>151</text:p>
          </table:table-cell>
          <table:table-cell table:formula="of:=([.$M$26]/([.Q$28]+(SQRT([.Q$28])*3))*300/[.$I32])" office:value-type="float" office:value="136.485386504598" calcext:value-type="float">
            <text:p>136</text:p>
          </table:table-cell>
          <table:table-cell table:formula="of:=([.$M$26]/([.R$28]+(SQRT([.R$28])*3))*300/[.$I32])" office:value-type="float" office:value="125" calcext:value-type="float">
            <text:p>125</text:p>
          </table:table-cell>
          <table:table-cell table:formula="of:=([.$M$26]/([.S$28]+(SQRT([.S$28])*3))*300/[.$I32])" office:value-type="float" office:value="115.462579386344" calcext:value-type="float">
            <text:p>115</text:p>
          </table:table-cell>
          <table:table-cell table:formula="of:=([.$M$26]/([.T$28]+(SQRT([.T$28])*3))*300/[.$I32])" office:value-type="float" office:value="107.399212050048" calcext:value-type="float">
            <text:p>107</text:p>
          </table:table-cell>
          <table:table-cell table:formula="of:=([.$M$26]/([.U$28]+(SQRT([.U$28])*3))*300/[.$I32])" office:value-type="float" office:value="100.480947161671" calcext:value-type="float">
            <text:p>100</text:p>
          </table:table-cell>
          <table:table-cell table:formula="of:=([.$M$26]/([.V$28]+(SQRT([.V$28])*3))*300/[.$I32])" office:value-type="float" office:value="89.1973234182271" calcext:value-type="float">
            <text:p>89</text:p>
          </table:table-cell>
          <table:table-cell table:formula="of:=([.$M$26]/([.W$28]+(SQRT([.W$28])*3))*300/[.$I32])" office:value-type="float" office:value="80.3571428571429" calcext:value-type="float">
            <text:p>80</text:p>
          </table:table-cell>
          <table:table-cell table:formula="of:=([.$M$26]/([.X$28]+(SQRT([.X$28])*3))*300/[.$I32])" office:value-type="float" office:value="73.2233047033631" calcext:value-type="float">
            <text:p>73</text:p>
          </table:table-cell>
          <table:table-cell table:formula="of:=([.$M$26]/([.Y$28]+(SQRT([.Y$28])*3))*300/[.$I32])" office:value-type="float" office:value="67.3321922897856" calcext:value-type="float">
            <text:p>67</text:p>
          </table:table-cell>
          <table:table-cell table:formula="of:=([.$M$26]/([.Z$28]+(SQRT([.Z$28])*3))*300/[.$I32])" office:value-type="float" office:value="58.1441346456308" calcext:value-type="float">
            <text:p>58</text:p>
          </table:table-cell>
          <table:table-cell table:formula="of:=([.$M$26]/([.AA$28]+(SQRT([.AA$28])*3))*300/[.$I32])" office:value-type="float" office:value="41.6666666666667" calcext:value-type="float">
            <text:p>42</text:p>
          </table:table-cell>
          <table:table-cell table:formula="of:=([.$M$26]/([.AB$28]+(SQRT([.AB$28])*3))*300/[.$I32])" office:value-type="float" office:value="23.0873789073831" calcext:value-type="float">
            <text:p>23</text:p>
          </table:table-cell>
          <table:table-cell table:formula="of:=([.$M$26]/([.AC$28]+(SQRT([.AC$28])*3))*300/[.$I32])" office:value-type="float" office:value="12.5" calcext:value-type="float">
            <text:p>13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table:formula="of:=([.$M$26]/([.J$28]+(SQRT([.J$28])*3))*300/[.$I33])" office:value-type="float" office:value="450" calcext:value-type="float">
            <text:p>450</text:p>
          </table:table-cell>
          <table:table-cell table:formula="of:=([.$M$26]/([.K$28]+(SQRT([.K$28])*3))*300/[.$I33])" office:value-type="float" office:value="288.339516915337" calcext:value-type="float">
            <text:p>288</text:p>
          </table:table-cell>
          <table:table-cell table:formula="of:=([.$M$26]/([.L$28]+(SQRT([.L$28])*3))*300/[.$I33])" office:value-type="float" office:value="219.615242270663" calcext:value-type="float">
            <text:p>220</text:p>
          </table:table-cell>
          <table:table-cell table:formula="of:=([.$M$26]/([.M$28]+(SQRT([.M$28])*3))*300/[.$I33])" office:value-type="float" office:value="180" calcext:value-type="float">
            <text:p>180</text:p>
          </table:table-cell>
          <table:table-cell table:formula="of:=([.$M$26]/([.N$28]+(SQRT([.N$28])*3))*300/[.$I33])" office:value-type="float" office:value="153.738353924943" calcext:value-type="float">
            <text:p>154</text:p>
          </table:table-cell>
          <table:table-cell table:formula="of:=([.$M$26]/([.O$28]+(SQRT([.O$28])*3))*300/[.$I33])" office:value-type="float" office:value="134.846922834953" calcext:value-type="float">
            <text:p>135</text:p>
          </table:table-cell>
          <table:table-cell table:formula="of:=([.$M$26]/([.P$28]+(SQRT([.P$28])*3))*300/[.$I33])" office:value-type="float" office:value="120.504077124913" calcext:value-type="float">
            <text:p>121</text:p>
          </table:table-cell>
          <table:table-cell table:formula="of:=([.$M$26]/([.Q$28]+(SQRT([.Q$28])*3))*300/[.$I33])" office:value-type="float" office:value="109.188309203678" calcext:value-type="float">
            <text:p>109</text:p>
          </table:table-cell>
          <table:table-cell table:formula="of:=([.$M$26]/([.R$28]+(SQRT([.R$28])*3))*300/[.$I33])" office:value-type="float" office:value="100" calcext:value-type="float">
            <text:p>100</text:p>
          </table:table-cell>
          <table:table-cell table:formula="of:=([.$M$26]/([.S$28]+(SQRT([.S$28])*3))*300/[.$I33])" office:value-type="float" office:value="92.3700635090752" calcext:value-type="float">
            <text:p>92</text:p>
          </table:table-cell>
          <table:table-cell table:formula="of:=([.$M$26]/([.T$28]+(SQRT([.T$28])*3))*300/[.$I33])" office:value-type="float" office:value="85.9193696400382" calcext:value-type="float">
            <text:p>86</text:p>
          </table:table-cell>
          <table:table-cell table:formula="of:=([.$M$26]/([.U$28]+(SQRT([.U$28])*3))*300/[.$I33])" office:value-type="float" office:value="80.3847577293368" calcext:value-type="float">
            <text:p>80</text:p>
          </table:table-cell>
          <table:table-cell table:formula="of:=([.$M$26]/([.V$28]+(SQRT([.V$28])*3))*300/[.$I33])" office:value-type="float" office:value="71.3578587345817" calcext:value-type="float">
            <text:p>71</text:p>
          </table:table-cell>
          <table:table-cell table:formula="of:=([.$M$26]/([.W$28]+(SQRT([.W$28])*3))*300/[.$I33])" office:value-type="float" office:value="64.2857142857143" calcext:value-type="float">
            <text:p>64</text:p>
          </table:table-cell>
          <table:table-cell table:formula="of:=([.$M$26]/([.X$28]+(SQRT([.X$28])*3))*300/[.$I33])" office:value-type="float" office:value="58.5786437626905" calcext:value-type="float">
            <text:p>59</text:p>
          </table:table-cell>
          <table:table-cell table:formula="of:=([.$M$26]/([.Y$28]+(SQRT([.Y$28])*3))*300/[.$I33])" office:value-type="float" office:value="53.8657538318285" calcext:value-type="float">
            <text:p>54</text:p>
          </table:table-cell>
          <table:table-cell table:formula="of:=([.$M$26]/([.Z$28]+(SQRT([.Z$28])*3))*300/[.$I33])" office:value-type="float" office:value="46.5153077165047" calcext:value-type="float">
            <text:p>47</text:p>
          </table:table-cell>
          <table:table-cell table:formula="of:=([.$M$26]/([.AA$28]+(SQRT([.AA$28])*3))*300/[.$I33])" office:value-type="float" office:value="33.3333333333333" calcext:value-type="float">
            <text:p>33</text:p>
          </table:table-cell>
          <table:table-cell table:formula="of:=([.$M$26]/([.AB$28]+(SQRT([.AB$28])*3))*300/[.$I33])" office:value-type="float" office:value="18.4699031259065" calcext:value-type="float">
            <text:p>18</text:p>
          </table:table-cell>
          <table:table-cell table:formula="of:=([.$M$26]/([.AC$28]+(SQRT([.AC$28])*3))*300/[.$I33])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3" office:value-type="float" office:value="60" calcext:value-type="float">
            <text:p>60</text:p>
          </table:table-cell>
          <table:table-cell table:style-name="ce15" table:formula="of:=([.$M$26]/([.J$28]+(SQRT([.J$28])*3))*300/[.$I34])" office:value-type="float" office:value="375" calcext:value-type="float">
            <text:p>375</text:p>
          </table:table-cell>
          <table:table-cell table:style-name="ce15" table:formula="of:=([.$M$26]/([.K$28]+(SQRT([.K$28])*3))*300/[.$I34])" office:value-type="float" office:value="240.28293076278" calcext:value-type="float">
            <text:p>240</text:p>
          </table:table-cell>
          <table:table-cell table:style-name="ce15" table:formula="of:=([.$M$26]/([.L$28]+(SQRT([.L$28])*3))*300/[.$I34])" office:value-type="float" office:value="183.012701892219" calcext:value-type="float">
            <text:p>183</text:p>
          </table:table-cell>
          <table:table-cell table:style-name="ce15" table:formula="of:=([.$M$26]/([.M$28]+(SQRT([.M$28])*3))*300/[.$I34])" office:value-type="float" office:value="150" calcext:value-type="float">
            <text:p>150</text:p>
          </table:table-cell>
          <table:table-cell table:style-name="ce15" table:formula="of:=([.$M$26]/([.N$28]+(SQRT([.N$28])*3))*300/[.$I34])" office:value-type="float" office:value="128.115294937453" calcext:value-type="float">
            <text:p>128</text:p>
          </table:table-cell>
          <table:table-cell table:style-name="ce15" table:formula="of:=([.$M$26]/([.O$28]+(SQRT([.O$28])*3))*300/[.$I34])" office:value-type="float" office:value="112.372435695795" calcext:value-type="float">
            <text:p>112</text:p>
          </table:table-cell>
          <table:table-cell table:style-name="ce15" table:formula="of:=([.$M$26]/([.P$28]+(SQRT([.P$28])*3))*300/[.$I34])" office:value-type="float" office:value="100.420064270761" calcext:value-type="float">
            <text:p>100</text:p>
          </table:table-cell>
          <table:table-cell table:style-name="ce15" table:formula="of:=([.$M$26]/([.Q$28]+(SQRT([.Q$28])*3))*300/[.$I34])" office:value-type="float" office:value="90.9902576697319" calcext:value-type="float">
            <text:p>91</text:p>
          </table:table-cell>
          <table:table-cell table:style-name="ce15" table:formula="of:=([.$M$26]/([.R$28]+(SQRT([.R$28])*3))*300/[.$I34])" office:value-type="float" office:value="83.3333333333333" calcext:value-type="float">
            <text:p>83</text:p>
          </table:table-cell>
          <table:table-cell table:style-name="ce15" table:formula="of:=([.$M$26]/([.S$28]+(SQRT([.S$28])*3))*300/[.$I34])" office:value-type="float" office:value="76.9750529242293" calcext:value-type="float">
            <text:p>77</text:p>
          </table:table-cell>
          <table:table-cell table:style-name="ce15" table:formula="of:=([.$M$26]/([.T$28]+(SQRT([.T$28])*3))*300/[.$I34])" office:value-type="float" office:value="71.5994747000318" calcext:value-type="float">
            <text:p>72</text:p>
          </table:table-cell>
          <table:table-cell table:style-name="ce15" table:formula="of:=([.$M$26]/([.U$28]+(SQRT([.U$28])*3))*300/[.$I34])" office:value-type="float" office:value="66.9872981077807" calcext:value-type="float">
            <text:p>67</text:p>
          </table:table-cell>
          <table:table-cell table:style-name="ce15" table:formula="of:=([.$M$26]/([.V$28]+(SQRT([.V$28])*3))*300/[.$I34])" office:value-type="float" office:value="59.464882278818" calcext:value-type="float">
            <text:p>59</text:p>
          </table:table-cell>
          <table:table-cell table:style-name="ce15" table:formula="of:=([.$M$26]/([.W$28]+(SQRT([.W$28])*3))*300/[.$I34])" office:value-type="float" office:value="53.5714285714286" calcext:value-type="float">
            <text:p>54</text:p>
          </table:table-cell>
          <table:table-cell table:style-name="ce15" table:formula="of:=([.$M$26]/([.X$28]+(SQRT([.X$28])*3))*300/[.$I34])" office:value-type="float" office:value="48.8155364689087" calcext:value-type="float">
            <text:p>49</text:p>
          </table:table-cell>
          <table:table-cell table:style-name="ce15" table:formula="of:=([.$M$26]/([.Y$28]+(SQRT([.Y$28])*3))*300/[.$I34])" office:value-type="float" office:value="44.8881281931904" calcext:value-type="float">
            <text:p>45</text:p>
          </table:table-cell>
          <table:table-cell table:style-name="ce15" table:formula="of:=([.$M$26]/([.Z$28]+(SQRT([.Z$28])*3))*300/[.$I34])" office:value-type="float" office:value="38.7627564304205" calcext:value-type="float">
            <text:p>39</text:p>
          </table:table-cell>
          <table:table-cell table:style-name="ce15" table:formula="of:=([.$M$26]/([.AA$28]+(SQRT([.AA$28])*3))*300/[.$I34])" office:value-type="float" office:value="27.7777777777778" calcext:value-type="float">
            <text:p>28</text:p>
          </table:table-cell>
          <table:table-cell table:style-name="ce15" table:formula="of:=([.$M$26]/([.AB$28]+(SQRT([.AB$28])*3))*300/[.$I34])" office:value-type="float" office:value="15.3915859382554" calcext:value-type="float">
            <text:p>15</text:p>
          </table:table-cell>
          <table:table-cell table:style-name="ce15" table:formula="of:=([.$M$26]/([.AC$28]+(SQRT([.AC$28])*3))*300/[.$I34])" office:value-type="float" office:value="8.33333333333333" calcext:value-type="float">
            <text:p>8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70" calcext:value-type="float">
            <text:p>70</text:p>
          </table:table-cell>
          <table:table-cell table:formula="of:=([.$M$26]/([.J$28]+(SQRT([.J$28])*3))*300/[.$I35])" office:value-type="float" office:value="321.428571428571" calcext:value-type="float">
            <text:p>321</text:p>
          </table:table-cell>
          <table:table-cell table:formula="of:=([.$M$26]/([.K$28]+(SQRT([.K$28])*3))*300/[.$I35])" office:value-type="float" office:value="205.956797796669" calcext:value-type="float">
            <text:p>206</text:p>
          </table:table-cell>
          <table:table-cell table:formula="of:=([.$M$26]/([.L$28]+(SQRT([.L$28])*3))*300/[.$I35])" office:value-type="float" office:value="156.868030193331" calcext:value-type="float">
            <text:p>157</text:p>
          </table:table-cell>
          <table:table-cell table:formula="of:=([.$M$26]/([.M$28]+(SQRT([.M$28])*3))*300/[.$I35])" office:value-type="float" office:value="128.571428571429" calcext:value-type="float">
            <text:p>129</text:p>
          </table:table-cell>
          <table:table-cell table:formula="of:=([.$M$26]/([.N$28]+(SQRT([.N$28])*3))*300/[.$I35])" office:value-type="float" office:value="109.813109946388" calcext:value-type="float">
            <text:p>110</text:p>
          </table:table-cell>
          <table:table-cell table:formula="of:=([.$M$26]/([.O$28]+(SQRT([.O$28])*3))*300/[.$I35])" office:value-type="float" office:value="96.3192305963953" calcext:value-type="float">
            <text:p>96</text:p>
          </table:table-cell>
          <table:table-cell table:formula="of:=([.$M$26]/([.P$28]+(SQRT([.P$28])*3))*300/[.$I35])" office:value-type="float" office:value="86.0743408035096" calcext:value-type="float">
            <text:p>86</text:p>
          </table:table-cell>
          <table:table-cell table:formula="of:=([.$M$26]/([.Q$28]+(SQRT([.Q$28])*3))*300/[.$I35])" office:value-type="float" office:value="77.9916494311988" calcext:value-type="float">
            <text:p>78</text:p>
          </table:table-cell>
          <table:table-cell table:formula="of:=([.$M$26]/([.R$28]+(SQRT([.R$28])*3))*300/[.$I35])" office:value-type="float" office:value="71.4285714285714" calcext:value-type="float">
            <text:p>71</text:p>
          </table:table-cell>
          <table:table-cell table:formula="of:=([.$M$26]/([.S$28]+(SQRT([.S$28])*3))*300/[.$I35])" office:value-type="float" office:value="65.9786167921965" calcext:value-type="float">
            <text:p>66</text:p>
          </table:table-cell>
          <table:table-cell table:formula="of:=([.$M$26]/([.T$28]+(SQRT([.T$28])*3))*300/[.$I35])" office:value-type="float" office:value="61.370978314313" calcext:value-type="float">
            <text:p>61</text:p>
          </table:table-cell>
          <table:table-cell table:formula="of:=([.$M$26]/([.U$28]+(SQRT([.U$28])*3))*300/[.$I35])" office:value-type="float" office:value="57.4176840923834" calcext:value-type="float">
            <text:p>57</text:p>
          </table:table-cell>
          <table:table-cell table:formula="of:=([.$M$26]/([.V$28]+(SQRT([.V$28])*3))*300/[.$I35])" office:value-type="float" office:value="50.9698990961298" calcext:value-type="float">
            <text:p>51</text:p>
          </table:table-cell>
          <table:table-cell table:formula="of:=([.$M$26]/([.W$28]+(SQRT([.W$28])*3))*300/[.$I35])" office:value-type="float" office:value="45.9183673469388" calcext:value-type="float">
            <text:p>46</text:p>
          </table:table-cell>
          <table:table-cell table:formula="of:=([.$M$26]/([.X$28]+(SQRT([.X$28])*3))*300/[.$I35])" office:value-type="float" office:value="41.8418884019218" calcext:value-type="float">
            <text:p>42</text:p>
          </table:table-cell>
          <table:table-cell table:formula="of:=([.$M$26]/([.Y$28]+(SQRT([.Y$28])*3))*300/[.$I35])" office:value-type="float" office:value="38.4755384513061" calcext:value-type="float">
            <text:p>38</text:p>
          </table:table-cell>
          <table:table-cell table:formula="of:=([.$M$26]/([.Z$28]+(SQRT([.Z$28])*3))*300/[.$I35])" office:value-type="float" office:value="33.2252197975033" calcext:value-type="float">
            <text:p>33</text:p>
          </table:table-cell>
          <table:table-cell table:formula="of:=([.$M$26]/([.AA$28]+(SQRT([.AA$28])*3))*300/[.$I35])" office:value-type="float" office:value="23.8095238095238" calcext:value-type="float">
            <text:p>24</text:p>
          </table:table-cell>
          <table:table-cell table:formula="of:=([.$M$26]/([.AB$28]+(SQRT([.AB$28])*3))*300/[.$I35])" office:value-type="float" office:value="13.192787947076" calcext:value-type="float">
            <text:p>13</text:p>
          </table:table-cell>
          <table:table-cell table:formula="of:=([.$M$26]/([.AC$28]+(SQRT([.AC$28])*3))*300/[.$I35])" office:value-type="float" office:value="7.14285714285714" calcext:value-type="float">
            <text:p>7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80" calcext:value-type="float">
            <text:p>80</text:p>
          </table:table-cell>
          <table:table-cell table:formula="of:=([.$M$26]/([.J$28]+(SQRT([.J$28])*3))*300/[.$I36])" office:value-type="float" office:value="281.25" calcext:value-type="float">
            <text:p>281</text:p>
          </table:table-cell>
          <table:table-cell table:formula="of:=([.$M$26]/([.K$28]+(SQRT([.K$28])*3))*300/[.$I36])" office:value-type="float" office:value="180.212198072085" calcext:value-type="float">
            <text:p>180</text:p>
          </table:table-cell>
          <table:table-cell table:formula="of:=([.$M$26]/([.L$28]+(SQRT([.L$28])*3))*300/[.$I36])" office:value-type="float" office:value="137.259526419165" calcext:value-type="float">
            <text:p>137</text:p>
          </table:table-cell>
          <table:table-cell table:formula="of:=([.$M$26]/([.M$28]+(SQRT([.M$28])*3))*300/[.$I36])" office:value-type="float" office:value="112.5" calcext:value-type="float">
            <text:p>113</text:p>
          </table:table-cell>
          <table:table-cell table:formula="of:=([.$M$26]/([.N$28]+(SQRT([.N$28])*3))*300/[.$I36])" office:value-type="float" office:value="96.0864712030895" calcext:value-type="float">
            <text:p>96</text:p>
          </table:table-cell>
          <table:table-cell table:formula="of:=([.$M$26]/([.O$28]+(SQRT([.O$28])*3))*300/[.$I36])" office:value-type="float" office:value="84.2793267718459" calcext:value-type="float">
            <text:p>84</text:p>
          </table:table-cell>
          <table:table-cell table:formula="of:=([.$M$26]/([.P$28]+(SQRT([.P$28])*3))*300/[.$I36])" office:value-type="float" office:value="75.3150482030709" calcext:value-type="float">
            <text:p>75</text:p>
          </table:table-cell>
          <table:table-cell table:formula="of:=([.$M$26]/([.Q$28]+(SQRT([.Q$28])*3))*300/[.$I36])" office:value-type="float" office:value="68.242693252299" calcext:value-type="float">
            <text:p>68</text:p>
          </table:table-cell>
          <table:table-cell table:formula="of:=([.$M$26]/([.R$28]+(SQRT([.R$28])*3))*300/[.$I36])" office:value-type="float" office:value="62.5" calcext:value-type="float">
            <text:p>63</text:p>
          </table:table-cell>
          <table:table-cell table:formula="of:=([.$M$26]/([.S$28]+(SQRT([.S$28])*3))*300/[.$I36])" office:value-type="float" office:value="57.731289693172" calcext:value-type="float">
            <text:p>58</text:p>
          </table:table-cell>
          <table:table-cell table:formula="of:=([.$M$26]/([.T$28]+(SQRT([.T$28])*3))*300/[.$I36])" office:value-type="float" office:value="53.6996060250239" calcext:value-type="float">
            <text:p>54</text:p>
          </table:table-cell>
          <table:table-cell table:formula="of:=([.$M$26]/([.U$28]+(SQRT([.U$28])*3))*300/[.$I36])" office:value-type="float" office:value="50.2404735808355" calcext:value-type="float">
            <text:p>50</text:p>
          </table:table-cell>
          <table:table-cell table:formula="of:=([.$M$26]/([.V$28]+(SQRT([.V$28])*3))*300/[.$I36])" office:value-type="float" office:value="44.5986617091135" calcext:value-type="float">
            <text:p>45</text:p>
          </table:table-cell>
          <table:table-cell table:formula="of:=([.$M$26]/([.W$28]+(SQRT([.W$28])*3))*300/[.$I36])" office:value-type="float" office:value="40.1785714285714" calcext:value-type="float">
            <text:p>40</text:p>
          </table:table-cell>
          <table:table-cell table:formula="of:=([.$M$26]/([.X$28]+(SQRT([.X$28])*3))*300/[.$I36])" office:value-type="float" office:value="36.6116523516816" calcext:value-type="float">
            <text:p>37</text:p>
          </table:table-cell>
          <table:table-cell table:formula="of:=([.$M$26]/([.Y$28]+(SQRT([.Y$28])*3))*300/[.$I36])" office:value-type="float" office:value="33.6660961448928" calcext:value-type="float">
            <text:p>34</text:p>
          </table:table-cell>
          <table:table-cell table:formula="of:=([.$M$26]/([.Z$28]+(SQRT([.Z$28])*3))*300/[.$I36])" office:value-type="float" office:value="29.0720673228154" calcext:value-type="float">
            <text:p>29</text:p>
          </table:table-cell>
          <table:table-cell table:formula="of:=([.$M$26]/([.AA$28]+(SQRT([.AA$28])*3))*300/[.$I36])" office:value-type="float" office:value="20.8333333333333" calcext:value-type="float">
            <text:p>21</text:p>
          </table:table-cell>
          <table:table-cell table:formula="of:=([.$M$26]/([.AB$28]+(SQRT([.AB$28])*3))*300/[.$I36])" office:value-type="float" office:value="11.5436894536915" calcext:value-type="float">
            <text:p>12</text:p>
          </table:table-cell>
          <table:table-cell table:formula="of:=([.$M$26]/([.AC$28]+(SQRT([.AC$28])*3))*300/[.$I36])" office:value-type="float" office:value="6.25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90" calcext:value-type="float">
            <text:p>90</text:p>
          </table:table-cell>
          <table:table-cell table:formula="of:=([.$M$26]/([.J$28]+(SQRT([.J$28])*3))*300/[.$I37])" office:value-type="float" office:value="250" calcext:value-type="float">
            <text:p>250</text:p>
          </table:table-cell>
          <table:table-cell table:formula="of:=([.$M$26]/([.K$28]+(SQRT([.K$28])*3))*300/[.$I37])" office:value-type="float" office:value="160.18862050852" calcext:value-type="float">
            <text:p>160</text:p>
          </table:table-cell>
          <table:table-cell table:formula="of:=([.$M$26]/([.L$28]+(SQRT([.L$28])*3))*300/[.$I37])" office:value-type="float" office:value="122.008467928146" calcext:value-type="float">
            <text:p>122</text:p>
          </table:table-cell>
          <table:table-cell table:formula="of:=([.$M$26]/([.M$28]+(SQRT([.M$28])*3))*300/[.$I37])" office:value-type="float" office:value="100" calcext:value-type="float">
            <text:p>100</text:p>
          </table:table-cell>
          <table:table-cell table:formula="of:=([.$M$26]/([.N$28]+(SQRT([.N$28])*3))*300/[.$I37])" office:value-type="float" office:value="85.4101966249685" calcext:value-type="float">
            <text:p>85</text:p>
          </table:table-cell>
          <table:table-cell table:formula="of:=([.$M$26]/([.O$28]+(SQRT([.O$28])*3))*300/[.$I37])" office:value-type="float" office:value="74.9149571305297" calcext:value-type="float">
            <text:p>75</text:p>
          </table:table-cell>
          <table:table-cell table:formula="of:=([.$M$26]/([.P$28]+(SQRT([.P$28])*3))*300/[.$I37])" office:value-type="float" office:value="66.9467095138408" calcext:value-type="float">
            <text:p>67</text:p>
          </table:table-cell>
          <table:table-cell table:formula="of:=([.$M$26]/([.Q$28]+(SQRT([.Q$28])*3))*300/[.$I37])" office:value-type="float" office:value="60.6601717798213" calcext:value-type="float">
            <text:p>61</text:p>
          </table:table-cell>
          <table:table-cell table:formula="of:=([.$M$26]/([.R$28]+(SQRT([.R$28])*3))*300/[.$I37])" office:value-type="float" office:value="55.5555555555556" calcext:value-type="float">
            <text:p>56</text:p>
          </table:table-cell>
          <table:table-cell table:formula="of:=([.$M$26]/([.S$28]+(SQRT([.S$28])*3))*300/[.$I37])" office:value-type="float" office:value="51.3167019494862" calcext:value-type="float">
            <text:p>51</text:p>
          </table:table-cell>
          <table:table-cell table:formula="of:=([.$M$26]/([.T$28]+(SQRT([.T$28])*3))*300/[.$I37])" office:value-type="float" office:value="47.7329831333546" calcext:value-type="float">
            <text:p>48</text:p>
          </table:table-cell>
          <table:table-cell table:formula="of:=([.$M$26]/([.U$28]+(SQRT([.U$28])*3))*300/[.$I37])" office:value-type="float" office:value="44.6581987385205" calcext:value-type="float">
            <text:p>45</text:p>
          </table:table-cell>
          <table:table-cell table:formula="of:=([.$M$26]/([.V$28]+(SQRT([.V$28])*3))*300/[.$I37])" office:value-type="float" office:value="39.6432548525454" calcext:value-type="float">
            <text:p>40</text:p>
          </table:table-cell>
          <table:table-cell table:formula="of:=([.$M$26]/([.W$28]+(SQRT([.W$28])*3))*300/[.$I37])" office:value-type="float" office:value="35.7142857142857" calcext:value-type="float">
            <text:p>36</text:p>
          </table:table-cell>
          <table:table-cell table:formula="of:=([.$M$26]/([.X$28]+(SQRT([.X$28])*3))*300/[.$I37])" office:value-type="float" office:value="32.5436909792725" calcext:value-type="float">
            <text:p>33</text:p>
          </table:table-cell>
          <table:table-cell table:formula="of:=([.$M$26]/([.Y$28]+(SQRT([.Y$28])*3))*300/[.$I37])" office:value-type="float" office:value="29.9254187954603" calcext:value-type="float">
            <text:p>30</text:p>
          </table:table-cell>
          <table:table-cell table:formula="of:=([.$M$26]/([.Z$28]+(SQRT([.Z$28])*3))*300/[.$I37])" office:value-type="float" office:value="25.8418376202804" calcext:value-type="float">
            <text:p>26</text:p>
          </table:table-cell>
          <table:table-cell table:formula="of:=([.$M$26]/([.AA$28]+(SQRT([.AA$28])*3))*300/[.$I37])" office:value-type="float" office:value="18.5185185185185" calcext:value-type="float">
            <text:p>19</text:p>
          </table:table-cell>
          <table:table-cell table:formula="of:=([.$M$26]/([.AB$28]+(SQRT([.AB$28])*3))*300/[.$I37])" office:value-type="float" office:value="10.2610572921703" calcext:value-type="float">
            <text:p>10</text:p>
          </table:table-cell>
          <table:table-cell table:formula="of:=([.$M$26]/([.AC$28]+(SQRT([.AC$28])*3))*300/[.$I37])" office:value-type="float" office:value="5.55555555555556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formula="of:=([.$M$26]/([.J$28]+(SQRT([.J$28])*3))*300/[.$I38])" office:value-type="float" office:value="225" calcext:value-type="float">
            <text:p>225</text:p>
          </table:table-cell>
          <table:table-cell table:formula="of:=([.$M$26]/([.K$28]+(SQRT([.K$28])*3))*300/[.$I38])" office:value-type="float" office:value="144.169758457668" calcext:value-type="float">
            <text:p>144</text:p>
          </table:table-cell>
          <table:table-cell table:formula="of:=([.$M$26]/([.L$28]+(SQRT([.L$28])*3))*300/[.$I38])" office:value-type="float" office:value="109.807621135332" calcext:value-type="float">
            <text:p>110</text:p>
          </table:table-cell>
          <table:table-cell table:formula="of:=([.$M$26]/([.M$28]+(SQRT([.M$28])*3))*300/[.$I38])" office:value-type="float" office:value="90" calcext:value-type="float">
            <text:p>90</text:p>
          </table:table-cell>
          <table:table-cell table:formula="of:=([.$M$26]/([.N$28]+(SQRT([.N$28])*3))*300/[.$I38])" office:value-type="float" office:value="76.8691769624716" calcext:value-type="float">
            <text:p>77</text:p>
          </table:table-cell>
          <table:table-cell table:formula="of:=([.$M$26]/([.O$28]+(SQRT([.O$28])*3))*300/[.$I38])" office:value-type="float" office:value="67.4234614174767" calcext:value-type="float">
            <text:p>67</text:p>
          </table:table-cell>
          <table:table-cell table:formula="of:=([.$M$26]/([.P$28]+(SQRT([.P$28])*3))*300/[.$I38])" office:value-type="float" office:value="60.2520385624568" calcext:value-type="float">
            <text:p>60</text:p>
          </table:table-cell>
          <table:table-cell table:formula="of:=([.$M$26]/([.Q$28]+(SQRT([.Q$28])*3))*300/[.$I38])" office:value-type="float" office:value="54.5941546018392" calcext:value-type="float">
            <text:p>55</text:p>
          </table:table-cell>
          <table:table-cell table:formula="of:=([.$M$26]/([.R$28]+(SQRT([.R$28])*3))*300/[.$I38])" office:value-type="float" office:value="50" calcext:value-type="float">
            <text:p>50</text:p>
          </table:table-cell>
          <table:table-cell table:formula="of:=([.$M$26]/([.S$28]+(SQRT([.S$28])*3))*300/[.$I38])" office:value-type="float" office:value="46.1850317545376" calcext:value-type="float">
            <text:p>46</text:p>
          </table:table-cell>
          <table:table-cell table:formula="of:=([.$M$26]/([.T$28]+(SQRT([.T$28])*3))*300/[.$I38])" office:value-type="float" office:value="42.9596848200191" calcext:value-type="float">
            <text:p>43</text:p>
          </table:table-cell>
          <table:table-cell table:formula="of:=([.$M$26]/([.U$28]+(SQRT([.U$28])*3))*300/[.$I38])" office:value-type="float" office:value="40.1923788646684" calcext:value-type="float">
            <text:p>40</text:p>
          </table:table-cell>
          <table:table-cell table:formula="of:=([.$M$26]/([.V$28]+(SQRT([.V$28])*3))*300/[.$I38])" office:value-type="float" office:value="35.6789293672908" calcext:value-type="float">
            <text:p>36</text:p>
          </table:table-cell>
          <table:table-cell table:formula="of:=([.$M$26]/([.W$28]+(SQRT([.W$28])*3))*300/[.$I38])" office:value-type="float" office:value="32.1428571428571" calcext:value-type="float">
            <text:p>32</text:p>
          </table:table-cell>
          <table:table-cell table:formula="of:=([.$M$26]/([.X$28]+(SQRT([.X$28])*3))*300/[.$I38])" office:value-type="float" office:value="29.2893218813452" calcext:value-type="float">
            <text:p>29</text:p>
          </table:table-cell>
          <table:table-cell table:formula="of:=([.$M$26]/([.Y$28]+(SQRT([.Y$28])*3))*300/[.$I38])" office:value-type="float" office:value="26.9328769159143" calcext:value-type="float">
            <text:p>27</text:p>
          </table:table-cell>
          <table:table-cell table:formula="of:=([.$M$26]/([.Z$28]+(SQRT([.Z$28])*3))*300/[.$I38])" office:value-type="float" office:value="23.2576538582523" calcext:value-type="float">
            <text:p>23</text:p>
          </table:table-cell>
          <table:table-cell table:formula="of:=([.$M$26]/([.AA$28]+(SQRT([.AA$28])*3))*300/[.$I38])" office:value-type="float" office:value="16.6666666666667" calcext:value-type="float">
            <text:p>17</text:p>
          </table:table-cell>
          <table:table-cell table:formula="of:=([.$M$26]/([.AB$28]+(SQRT([.AB$28])*3))*300/[.$I38])" office:value-type="float" office:value="9.23495156295323" calcext:value-type="float">
            <text:p>9</text:p>
          </table:table-cell>
          <table:table-cell table:formula="of:=([.$M$26]/([.AC$28]+(SQRT([.AC$28])*3))*300/[.$I38])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20" calcext:value-type="float">
            <text:p>120</text:p>
          </table:table-cell>
          <table:table-cell table:formula="of:=([.$M$26]/([.J$28]+(SQRT([.J$28])*3))*300/[.$I39])" office:value-type="float" office:value="187.5" calcext:value-type="float">
            <text:p>188</text:p>
          </table:table-cell>
          <table:table-cell table:formula="of:=([.$M$26]/([.K$28]+(SQRT([.K$28])*3))*300/[.$I39])" office:value-type="float" office:value="120.14146538139" calcext:value-type="float">
            <text:p>120</text:p>
          </table:table-cell>
          <table:table-cell table:formula="of:=([.$M$26]/([.L$28]+(SQRT([.L$28])*3))*300/[.$I39])" office:value-type="float" office:value="91.5063509461097" calcext:value-type="float">
            <text:p>92</text:p>
          </table:table-cell>
          <table:table-cell table:formula="of:=([.$M$26]/([.M$28]+(SQRT([.M$28])*3))*300/[.$I39])" office:value-type="float" office:value="75" calcext:value-type="float">
            <text:p>75</text:p>
          </table:table-cell>
          <table:table-cell table:formula="of:=([.$M$26]/([.N$28]+(SQRT([.N$28])*3))*300/[.$I39])" office:value-type="float" office:value="64.0576474687263" calcext:value-type="float">
            <text:p>64</text:p>
          </table:table-cell>
          <table:table-cell table:formula="of:=([.$M$26]/([.O$28]+(SQRT([.O$28])*3))*300/[.$I39])" office:value-type="float" office:value="56.1862178478973" calcext:value-type="float">
            <text:p>56</text:p>
          </table:table-cell>
          <table:table-cell table:formula="of:=([.$M$26]/([.P$28]+(SQRT([.P$28])*3))*300/[.$I39])" office:value-type="float" office:value="50.2100321353806" calcext:value-type="float">
            <text:p>50</text:p>
          </table:table-cell>
          <table:table-cell table:formula="of:=([.$M$26]/([.Q$28]+(SQRT([.Q$28])*3))*300/[.$I39])" office:value-type="float" office:value="45.495128834866" calcext:value-type="float">
            <text:p>45</text:p>
          </table:table-cell>
          <table:table-cell table:formula="of:=([.$M$26]/([.R$28]+(SQRT([.R$28])*3))*300/[.$I39])" office:value-type="float" office:value="41.6666666666667" calcext:value-type="float">
            <text:p>42</text:p>
          </table:table-cell>
          <table:table-cell table:formula="of:=([.$M$26]/([.S$28]+(SQRT([.S$28])*3))*300/[.$I39])" office:value-type="float" office:value="38.4875264621146" calcext:value-type="float">
            <text:p>38</text:p>
          </table:table-cell>
          <table:table-cell table:formula="of:=([.$M$26]/([.T$28]+(SQRT([.T$28])*3))*300/[.$I39])" office:value-type="float" office:value="35.7997373500159" calcext:value-type="float">
            <text:p>36</text:p>
          </table:table-cell>
          <table:table-cell table:formula="of:=([.$M$26]/([.U$28]+(SQRT([.U$28])*3))*300/[.$I39])" office:value-type="float" office:value="33.4936490538903" calcext:value-type="float">
            <text:p>33</text:p>
          </table:table-cell>
          <table:table-cell table:formula="of:=([.$M$26]/([.V$28]+(SQRT([.V$28])*3))*300/[.$I39])" office:value-type="float" office:value="29.732441139409" calcext:value-type="float">
            <text:p>30</text:p>
          </table:table-cell>
          <table:table-cell table:formula="of:=([.$M$26]/([.W$28]+(SQRT([.W$28])*3))*300/[.$I39])" office:value-type="float" office:value="26.7857142857143" calcext:value-type="float">
            <text:p>27</text:p>
          </table:table-cell>
          <table:table-cell table:formula="of:=([.$M$26]/([.X$28]+(SQRT([.X$28])*3))*300/[.$I39])" office:value-type="float" office:value="24.4077682344544" calcext:value-type="float">
            <text:p>24</text:p>
          </table:table-cell>
          <table:table-cell table:formula="of:=([.$M$26]/([.Y$28]+(SQRT([.Y$28])*3))*300/[.$I39])" office:value-type="float" office:value="22.4440640965952" calcext:value-type="float">
            <text:p>22</text:p>
          </table:table-cell>
          <table:table-cell table:formula="of:=([.$M$26]/([.Z$28]+(SQRT([.Z$28])*3))*300/[.$I39])" office:value-type="float" office:value="19.3813782152103" calcext:value-type="float">
            <text:p>19</text:p>
          </table:table-cell>
          <table:table-cell table:formula="of:=([.$M$26]/([.AA$28]+(SQRT([.AA$28])*3))*300/[.$I39])" office:value-type="float" office:value="13.8888888888889" calcext:value-type="float">
            <text:p>14</text:p>
          </table:table-cell>
          <table:table-cell table:formula="of:=([.$M$26]/([.AB$28]+(SQRT([.AB$28])*3))*300/[.$I39])" office:value-type="float" office:value="7.69579296912769" calcext:value-type="float">
            <text:p>8</text:p>
          </table:table-cell>
          <table:table-cell table:formula="of:=([.$M$26]/([.AC$28]+(SQRT([.AC$28])*3))*300/[.$I39])" office:value-type="float" office:value="4.16666666666667" calcext:value-type="float">
            <text:p>4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50" calcext:value-type="float">
            <text:p>150</text:p>
          </table:table-cell>
          <table:table-cell table:formula="of:=([.$M$26]/([.J$28]+(SQRT([.J$28])*3))*300/[.$I40])" office:value-type="float" office:value="150" calcext:value-type="float">
            <text:p>150</text:p>
          </table:table-cell>
          <table:table-cell table:formula="of:=([.$M$26]/([.K$28]+(SQRT([.K$28])*3))*300/[.$I40])" office:value-type="float" office:value="96.1131723051122" calcext:value-type="float">
            <text:p>96</text:p>
          </table:table-cell>
          <table:table-cell table:formula="of:=([.$M$26]/([.L$28]+(SQRT([.L$28])*3))*300/[.$I40])" office:value-type="float" office:value="73.2050807568877" calcext:value-type="float">
            <text:p>73</text:p>
          </table:table-cell>
          <table:table-cell table:formula="of:=([.$M$26]/([.M$28]+(SQRT([.M$28])*3))*300/[.$I40])" office:value-type="float" office:value="60" calcext:value-type="float">
            <text:p>60</text:p>
          </table:table-cell>
          <table:table-cell table:formula="of:=([.$M$26]/([.N$28]+(SQRT([.N$28])*3))*300/[.$I40])" office:value-type="float" office:value="51.2461179749811" calcext:value-type="float">
            <text:p>51</text:p>
          </table:table-cell>
          <table:table-cell table:formula="of:=([.$M$26]/([.O$28]+(SQRT([.O$28])*3))*300/[.$I40])" office:value-type="float" office:value="44.9489742783178" calcext:value-type="float">
            <text:p>45</text:p>
          </table:table-cell>
          <table:table-cell table:formula="of:=([.$M$26]/([.P$28]+(SQRT([.P$28])*3))*300/[.$I40])" office:value-type="float" office:value="40.1680257083045" calcext:value-type="float">
            <text:p>40</text:p>
          </table:table-cell>
          <table:table-cell table:formula="of:=([.$M$26]/([.Q$28]+(SQRT([.Q$28])*3))*300/[.$I40])" office:value-type="float" office:value="36.3961030678928" calcext:value-type="float">
            <text:p>36</text:p>
          </table:table-cell>
          <table:table-cell table:formula="of:=([.$M$26]/([.R$28]+(SQRT([.R$28])*3))*300/[.$I40])" office:value-type="float" office:value="33.3333333333333" calcext:value-type="float">
            <text:p>33</text:p>
          </table:table-cell>
          <table:table-cell table:formula="of:=([.$M$26]/([.S$28]+(SQRT([.S$28])*3))*300/[.$I40])" office:value-type="float" office:value="30.7900211696917" calcext:value-type="float">
            <text:p>31</text:p>
          </table:table-cell>
          <table:table-cell table:formula="of:=([.$M$26]/([.T$28]+(SQRT([.T$28])*3))*300/[.$I40])" office:value-type="float" office:value="28.6397898800127" calcext:value-type="float">
            <text:p>29</text:p>
          </table:table-cell>
          <table:table-cell table:formula="of:=([.$M$26]/([.U$28]+(SQRT([.U$28])*3))*300/[.$I40])" office:value-type="float" office:value="26.7949192431123" calcext:value-type="float">
            <text:p>27</text:p>
          </table:table-cell>
          <table:table-cell table:formula="of:=([.$M$26]/([.V$28]+(SQRT([.V$28])*3))*300/[.$I40])" office:value-type="float" office:value="23.7859529115272" calcext:value-type="float">
            <text:p>24</text:p>
          </table:table-cell>
          <table:table-cell table:formula="of:=([.$M$26]/([.W$28]+(SQRT([.W$28])*3))*300/[.$I40])" office:value-type="float" office:value="21.4285714285714" calcext:value-type="float">
            <text:p>21</text:p>
          </table:table-cell>
          <table:table-cell table:formula="of:=([.$M$26]/([.X$28]+(SQRT([.X$28])*3))*300/[.$I40])" office:value-type="float" office:value="19.5262145875635" calcext:value-type="float">
            <text:p>20</text:p>
          </table:table-cell>
          <table:table-cell table:formula="of:=([.$M$26]/([.Y$28]+(SQRT([.Y$28])*3))*300/[.$I40])" office:value-type="float" office:value="17.9552512772762" calcext:value-type="float">
            <text:p>18</text:p>
          </table:table-cell>
          <table:table-cell table:formula="of:=([.$M$26]/([.Z$28]+(SQRT([.Z$28])*3))*300/[.$I40])" office:value-type="float" office:value="15.5051025721682" calcext:value-type="float">
            <text:p>16</text:p>
          </table:table-cell>
          <table:table-cell table:formula="of:=([.$M$26]/([.AA$28]+(SQRT([.AA$28])*3))*300/[.$I40])" office:value-type="float" office:value="11.1111111111111" calcext:value-type="float">
            <text:p>11</text:p>
          </table:table-cell>
          <table:table-cell table:formula="of:=([.$M$26]/([.AB$28]+(SQRT([.AB$28])*3))*300/[.$I40])" office:value-type="float" office:value="6.15663437530215" calcext:value-type="float">
            <text:p>6</text:p>
          </table:table-cell>
          <table:table-cell table:formula="of:=([.$M$26]/([.AC$28]+(SQRT([.AC$28])*3))*300/[.$I40])" office:value-type="float" office:value="3.3333333333333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string" calcext:value-type="string">
            <text:p>Carto: x1/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Pisteur: x2/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Si coût &gt; move*3 : N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Minimum : coût = move</text:p>
          </table:table-cell>
          <table:table-cell table:number-columns-repeated="101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rrains" table:style-name="ta1">
        <table:table-column table:style-name="co5" table:default-cell-style-name="Default"/>
        <table:table-column table:style-name="co8" table:default-cell-style-name="ce32"/>
        <table:table-column table:style-name="co9" table:number-columns-repeated="5" table:default-cell-style-name="ce2"/>
        <table:table-column table:style-name="co9" table:default-cell-style-name="ce34"/>
        <table:table-row table:style-name="ro1">
          <table:table-cell table:number-columns-repeated="2"/>
          <table:table-cell table:style-name="ce16" office:value-type="string" calcext:value-type="string">
            <text:p>Glacial</text:p>
          </table:table-cell>
          <table:table-cell table:style-name="ce16" office:value-type="string" calcext:value-type="string">
            <text:p>Froid</text:p>
          </table:table-cell>
          <table:table-cell table:style-name="ce16" office:value-type="string" calcext:value-type="string">
            <text:p>Tempéré</text:p>
          </table:table-cell>
          <table:table-cell table:style-name="ce16" office:value-type="string" calcext:value-type="string">
            <text:p>Sub-Tropical</text:p>
          </table:table-cell>
          <table:table-cell table:style-name="ce16" office:value-type="string" calcext:value-type="string">
            <text:p>Tropical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ollines</text:p>
          </table:table-cell>
          <table:table-cell table:number-columns-repeated="2"/>
          <table:table-cell table:style-name="ce36" office:value-type="string" calcext:value-type="string">
            <text:p>colli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lines</text:p>
          </table:table-cell>
          <table:table-cell table:number-columns-repeated="2"/>
          <table:table-cell table:style-name="ce36" office:value-type="string" calcext:value-type="string">
            <text:p>haut platea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lines / maquis</text:p>
          </table:table-cell>
          <table:table-cell/>
          <table:table-cell table:style-name="ce36" office:value-type="string" calcext:value-type="string">
            <text:p>piémont</text:p>
          </table:table-cell>
          <table:table-cell table:style-name="ce36" office:value-type="string" calcext:value-type="string">
            <text:p>maquis</text:p>
          </table:table-cell>
          <table:table-cell table:style-name="ce36" office:value-type="string" calcext:value-type="string">
            <text:p>caatinga</text:p>
          </table:table-cell>
          <table:table-cell table:style-name="ce36" office:value-type="string" calcext:value-type="string">
            <text:p>brous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llines / maquis</text:p>
          </table:table-cell>
          <table:table-cell table:number-columns-repeated="2"/>
          <table:table-cell table:style-name="ce36" office:value-type="string" calcext:value-type="string">
            <text:p>collines boisées</text:p>
          </table:table-cell>
          <table:table-cell table:style-name="ce36" office:value-type="string" calcext:value-type="string">
            <text:p>chaparral</text:p>
          </table:table-cell>
          <table:table-cell table:style-name="ce36" office:value-type="string" calcext:value-type="string">
            <text:p>miomb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36"/>
          <table:table-cell table:style-name="ce36" office:value-type="string" calcext:value-type="string">
            <text:p>futaie</text:p>
          </table:table-cell>
          <table:table-cell table:style-name="ce36" table:number-columns-repeated="2"/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36"/>
          <table:table-cell table:style-name="ce36" office:value-type="string" calcext:value-type="string">
            <text:p>pinède</text:p>
          </table:table-cell>
          <table:table-cell table:style-name="ce36" table:number-columns-repeated="2"/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36" office:value-type="string" calcext:value-type="string">
            <text:p>taiga</text:p>
          </table:table-cell>
          <table:table-cell table:style-name="ce36" office:value-type="string" calcext:value-type="string">
            <text:p>forêt mixte</text:p>
          </table:table-cell>
          <table:table-cell table:style-name="ce36" office:value-type="string" calcext:value-type="string">
            <text:p>forêt sèche</text:p>
          </table:table-cell>
          <table:table-cell table:style-name="ce36" office:value-type="string" calcext:value-type="string">
            <text:p>jung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ais</text:p>
          </table:table-cell>
          <table:table-cell/>
          <table:table-cell table:style-name="ce36" office:value-type="string" calcext:value-type="string">
            <text:p>fagne</text:p>
          </table:table-cell>
          <table:table-cell table:style-name="ce36" office:value-type="string" calcext:value-type="string">
            <text:p>marécage</text:p>
          </table:table-cell>
          <table:table-cell table:style-name="ce36" office:value-type="string" calcext:value-type="string">
            <text:p>pantan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ais</text:p>
          </table:table-cell>
          <table:table-cell/>
          <table:table-cell table:style-name="ce36" office:value-type="string" calcext:value-type="string">
            <text:p>pré-salé</text:p>
          </table:table-cell>
          <table:table-cell table:style-name="ce36" office:value-type="string" calcext:value-type="string">
            <text:p>tourbiè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ais / forêt</text:p>
          </table:table-cell>
          <table:table-cell table:number-columns-repeated="2"/>
          <table:table-cell table:style-name="ce36" office:value-type="string" calcext:value-type="string">
            <text:p>palud</text:p>
          </table:table-cell>
          <table:table-cell table:style-name="ce36" office:value-type="string" calcext:value-type="string">
            <text:p>bayou</text:p>
          </table:table-cell>
          <table:table-cell table:style-name="ce36" office:value-type="string" calcext:value-type="string">
            <text:p>mangro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agnes</text:p>
          </table:table-cell>
          <table:table-cell table:style-name="ce36" office:value-type="string" calcext:value-type="string">
            <text:p>neiges éternelles</text:p>
          </table:table-cell>
          <table:table-cell/>
          <table:table-cell table:style-name="ce36" office:value-type="string" calcext:value-type="string">
            <text:p>montag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tagnes / forêt</text:p>
          </table:table-cell>
          <table:table-cell table:number-columns-repeated="3"/>
          <table:table-cell table:style-name="ce36" office:value-type="string" calcext:value-type="string">
            <text:p>laurisylve</text:p>
          </table:table-cell>
          <table:table-cell table:style-name="ce36" office:value-type="string" calcext:value-type="string">
            <text:p>forêt de nuag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36" office:value-type="string" calcext:value-type="string">
            <text:p>banquise</text:p>
          </table:table-cell>
          <table:table-cell table:style-name="ce36" office:value-type="string" calcext:value-type="string">
            <text:p>toundra</text:p>
          </table:table-cell>
          <table:table-cell/>
          <table:table-cell table:style-name="ce36" office:value-type="string" calcext:value-type="string">
            <text:p>pampa</text:p>
          </table:table-cell>
          <table:table-cell table:style-name="ce36" office:value-type="string" calcext:value-type="string">
            <text:p>désert de s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36" office:value-type="string" calcext:value-type="string">
            <text:p>désert polaire</text:p>
          </table:table-cell>
          <table:table-cell table:style-name="ce36" office:value-type="string" calcext:value-type="string">
            <text:p>steppe</text:p>
          </table:table-cell>
          <table:table-cell table:style-name="ce36" office:value-type="string" calcext:value-type="string">
            <text:p>plaine</text:p>
          </table:table-cell>
          <table:table-cell table:style-name="ce36" office:value-type="string" calcext:value-type="string">
            <text:p>vel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number-columns-repeated="2"/>
          <table:table-cell table:style-name="ce36" office:value-type="string" calcext:value-type="string">
            <text:p>prairie</text:p>
          </table:table-cell>
          <table:table-cell table:style-name="ce36" office:value-type="string" calcext:value-type="string">
            <text:p>sava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36" office:value-type="string" calcext:value-type="string">
            <text:p>inlandsis</text:p>
          </table:table-cell>
          <table:table-cell/>
          <table:table-cell table:style-name="ce36" office:value-type="string" calcext:value-type="string">
            <text:p>pâturages</text:p>
          </table:table-cell>
          <table:table-cell/>
          <table:table-cell table:style-name="ce36" office:value-type="string" calcext:value-type="string">
            <text:p>oas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quis</text:p>
          </table:table-cell>
          <table:table-cell/>
          <table:table-cell table:style-name="ce36" office:value-type="string" calcext:value-type="string">
            <text:p>lande</text:p>
          </table:table-cell>
          <table:table-cell table:style-name="ce36" office:value-type="string" calcext:value-type="string">
            <text:p>garrigue</text:p>
          </table:table-cell>
          <table:table-cell table:style-name="ce36" office:value-type="string" calcext:value-type="string">
            <text:p>bush</text:p>
          </table:table-cell>
          <table:table-cell table:style-name="ce36" office:value-type="string" calcext:value-type="string">
            <text:p>brousse</text:p>
          </table:table-cell>
          <table:table-cell/>
        </table:table-row>
        <table:table-row table:style-name="ro1">
          <table:table-cell table:number-columns-repeated="2"/>
          <table:table-cell table:style-name="ce32" table:number-columns-repeated="6"/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table:style-name="ce36" office:value-type="string" calcext:value-type="string">
            <text:p>récifs</text:p>
          </table:table-cell>
          <table:table-cell table:style-name="ce36" office:value-type="string" calcext:value-type="string">
            <text:p>mer</text:p>
          </table:table-cell>
          <table:table-cell table:style-name="ce36" office:value-type="string" calcext:value-type="string">
            <text:p>océan</text:p>
          </table:table-cell>
          <table:table-cell table:style-name="ce36" office:value-type="string" calcext:value-type="string">
            <text:p>abyss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c</text:p>
          </table:table-cell>
          <table:table-cell table:style-name="ce36" table:number-columns-repeated="2"/>
          <table:table-cell table:style-name="ce36" office:value-type="string" calcext:value-type="string">
            <text:p>lac</text:p>
          </table:table-cell>
          <table:table-cell table:style-name="ce36"/>
          <table:table-cell table:number-columns-repeated="2"/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1" table:target-range-address="terrains.A3:terrains.AMJ1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4">00/00/0000</text:date>, <text:time style:data-style-name="N2" text:time-value="16:16:44.0133281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21:00:26.040635369</meta:creation-date>
    <meta:generator>LibreOffice/6.0.6.2$Linux_X86_64 LibreOffice_project/00m0$Build-2</meta:generator>
    <dc:date>2018-11-24T22:53:44.068272026</dc:date>
    <meta:editing-duration>PT15H41M34S</meta:editing-duration>
    <meta:editing-cycles>70</meta:editing-cycles>
    <meta:document-statistic meta:table-count="2" meta:cell-count="883" meta:object-count="0"/>
  </office:meta>
</office:document-meta>
</file>